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17.415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3.573cm"/>
    </style:style>
    <style:style style:name="co7" style:family="table-column">
      <style:table-column-properties fo:break-before="auto" style:column-width="2.969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478cm"/>
    </style:style>
    <style:style style:name="co10" style:family="table-column">
      <style:table-column-properties fo:break-before="auto" style:column-width="13.492cm"/>
    </style:style>
    <style:style style:name="co11" style:family="table-column">
      <style:table-column-properties fo:break-before="auto" style:column-width="3.078cm"/>
    </style:style>
    <style:style style:name="co12" style:family="table-column">
      <style:table-column-properties fo:break-before="auto" style:column-width="12.83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3cac7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ext-properties style:font-name="Liberation Serif" style:font-name-asian="DejaVu Sans" style:font-name-complex="Noto Sans Arabic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name-complex="Arial" style:font-size-complex="11pt"/>
    </style:style>
    <style:style style:name="ce2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name-complex="Arial" style:font-size-complex="11pt"/>
    </style:style>
    <style:style style:name="ce14" style:family="table-cell" style:parent-style-name="Default">
      <style:text-properties style:font-name="Liberation Sans" fo:font-size="11pt" fo:font-weight="bold" style:font-name-asian="DejaVu Sans" style:font-size-asian="11pt" style:font-weight-asian="bold" style:font-name-complex="Noto Sans Arabic" style:font-size-complex="11pt" style:font-weight-complex="bold"/>
    </style:style>
    <style:style style:name="ce15" style:family="table-cell" style:parent-style-name="Default">
      <style:table-cell-properties fo:background-color="#dee7e5"/>
    </style:style>
    <style:style style:name="ce16" style:family="table-cell" style:parent-style-name="Default">
      <style:table-cell-properties fo:background-color="#dddddd"/>
    </style:style>
    <style:style style:name="ce27" style:family="table-cell" style:parent-style-name="Default" style:data-style-name="N3"/>
    <style:style style:name="ce28" style:family="table-cell" style:parent-style-name="Default" style:data-style-name="N3">
      <style:table-cell-properties fo:background-color="#dddddd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4">
      <style:table-cell-properties fo:background-color="#b3cac7"/>
    </style:style>
    <style:style style:name="ce19" style:family="table-cell" style:parent-style-name="Default" style:data-style-name="N4"/>
    <style:style style:name="ce6" style:family="table-cell" style:parent-style-name="Default" style:data-style-name="N163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name-complex="Arial" style:font-size-complex="11pt"/>
    </style:style>
    <style:style style:name="ce21" style:family="table-cell" style:parent-style-name="Defaul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ython programming language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nombre_archivo</text:p>
          </table:table-cell>
          <table:table-cell table:style-name="ce7" office:value-type="string" calcext:value-type="string">
            <text:p>ranking_pyTerrier</text:p>
          </table:table-cell>
          <table:table-cell table:style-name="ce7" office:value-type="string" calcext:value-type="string">
            <text:p>ranking_propio</text:p>
          </table:table-cell>
          <table:table-cell table:style-name="ce7" office:value-type="string" calcext:value-type="string">
            <text:p>diferencia</text:p>
          </table:table-cell>
          <table:table-cell/>
        </table:table-row>
        <table:table-row table:style-name="ro2">
          <table:table-cell office:value-type="string" calcext:value-type="string">
            <text:p>en/articles/r/o/x/ROX_Desktop_b4f8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BS([.B3]-[.C3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c/l/a/Class_(computer_science).htm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ABS([.B4]-[.C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g/u/o/Guo_Youzhi_8db1.ht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B5]-[.C5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h/a/n/Hans_Moleman_c002.html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formula="of:=ABS([.B6]-[.C6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l/o/u/Lout.htm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BS([.B7]-[.C7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w/i/l/Wilpattu_National_Park_cf60.html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formula="of:=ABS([.B8]-[.C8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w/i/n/Winter_solstice_(disambiguation).html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formula="of:=ABS([.B9]-[.C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s/i/n/SinoVision_32c9.htm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BS([.B10]-[.C10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s/t/e/Stellarium.ht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BS([.B11]-[.C11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j/f/i/JFin_1830.ht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ABS([.B12]-[.C12]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" office:value-type="string" calcext:value-type="string">
            <text:p>nombre_archivo</text:p>
          </table:table-cell>
          <table:table-cell table:style-name="ce7" office:value-type="string" calcext:value-type="string">
            <text:p>ranking_pyTerrier</text:p>
          </table:table-cell>
          <table:table-cell table:style-name="ce7" office:value-type="string" calcext:value-type="string">
            <text:p>ranking_propio</text:p>
          </table:table-cell>
          <table:table-cell table:style-name="ce7" office:value-type="string" calcext:value-type="string">
            <text:p>diferencia</text:p>
          </table:table-cell>
          <table:table-cell/>
        </table:table-row>
        <table:table-row table:style-name="ro2">
          <table:table-cell office:value-type="string" calcext:value-type="string">
            <text:p>en/articles/r/o/x/ROX_Desktop_b4f8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BS([.B14]-[.C14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c/l/a/Class_(computer_science).htm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ABS([.B15]-[.C15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g/u/o/Guo_Youzhi_8db1.ht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B16]-[.C16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h/a/n/Hans_Moleman_c002.html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formula="of:=ABS([.B17]-[.C17])"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en/articles/l/o/u/Lout.htm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BS([.B18]-[.C1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w/i/l/Wilpattu_National_Park_cf60.html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ABS([.B19]-[.C19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w/i/n/Winter_solstice_(disambiguation).html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ABS([.B20]-[.C2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s/i/n/SinoVision_32c9.htm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BS([.B21]-[.C21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s/t/e/Stellarium.ht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BS([.B22]-[.C22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j/f/i/JFin_1830.ht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ABS([.B23]-[.C23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n/articles/w/o/o/Woodenfish.html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6" calcext:value-type="float">
            <text:p>26</text:p>
          </table:table-cell>
          <table:table-cell table:formula="of:=ABS([.B24]-[.C24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n/articles/z/e/n/Zend_Framework_a5ef.html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BS([.B25]-[.C25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l/i/s/List_of_TV_shows_made_into_films_9d9b.html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26" calcext:value-type="float">
            <text:p>26</text:p>
          </table:table-cell>
          <table:table-cell table:formula="of:=ABS([.B26]-[.C26])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en/articles/p/r/i/Prince_XML_03cf.html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ABS([.B27]-[.C2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t/r/a/Trade_Descriptions_Act_1968_c986.html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26" calcext:value-type="float">
            <text:p>26</text:p>
          </table:table-cell>
          <table:table-cell table:formula="of:=ABS([.B28]-[.C28])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en/articles/c/l/x/CLX_(Common_Lisp)_1911.htm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ABS([.B29]-[.C2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e/s/c/Escuela_Bella_Vista_f88e.html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formula="of:=ABS([.B30]-[.C30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n/articles/p/o/n/Pontius_Pilate's_wife_80f1.html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formula="of:=ABS([.B31]-[.C31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en/articles/m/u/r/Murrah_High_School_1c6f.html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table:formula="of:=ABS([.B32]-[.C32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h/a/s/Haskell_Curry_f97c.html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ABS([.B33]-[.C3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c/k/u/CKUT-FM_fe8d.html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table:formula="of:=ABS([.B34]-[.C34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o/d/l/Odle_Middle_School_bcc5.html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formula="of:=ABS([.B35]-[.C35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l/i/s/List_of_Chinese_language_schools_in_Taiwan_dd69.html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formula="of:=ABS([.B36]-[.C36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l/i/s/List_of_Arrow_Dynamics_roller_coasters_ca82.html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6" calcext:value-type="float">
            <text:p>26</text:p>
          </table:table-cell>
          <table:table-cell table:formula="of:=ABS([.B37]-[.C37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i/o/_/IO_Digital_Cable_Service_c31a.html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formula="of:=ABS([.B38]-[.C38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string" calcext:value-type="string">
            <text:p>nombre_archivo</text:p>
          </table:table-cell>
          <table:table-cell table:style-name="ce7" office:value-type="string" calcext:value-type="string">
            <text:p>ranking_pyTerrier</text:p>
          </table:table-cell>
          <table:table-cell table:style-name="ce7" office:value-type="string" calcext:value-type="string">
            <text:p>ranking_propio</text:p>
          </table:table-cell>
          <table:table-cell table:style-name="ce7" office:value-type="string" calcext:value-type="string">
            <text:p>diferencia</text:p>
          </table:table-cell>
          <table:table-cell/>
        </table:table-row>
        <table:table-row table:style-name="ro2">
          <table:table-cell office:value-type="string" calcext:value-type="string">
            <text:p>en/articles/r/o/x/ROX_Desktop_b4f8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BS([.B40]-[.C40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c/l/a/Class_(computer_science).htm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ABS([.B41]-[.C4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g/u/o/Guo_Youzhi_8db1.ht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BS([.B42]-[.C42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h/a/n/Hans_Moleman_c002.html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1" calcext:value-type="float">
            <text:p>51</text:p>
          </table:table-cell>
          <table:table-cell table:formula="of:=ABS([.B43]-[.C43])"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string" calcext:value-type="string">
            <text:p>en/articles/l/o/u/Lout.htm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BS([.B44]-[.C44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w/i/l/Wilpattu_National_Park_cf60.html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ABS([.B45]-[.C45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w/i/n/Winter_solstice_(disambiguation).html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ABS([.B46]-[.C46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s/i/n/SinoVision_32c9.htm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BS([.B47]-[.C47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s/t/e/Stellarium.ht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BS([.B48]-[.C48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j/f/i/JFin_1830.ht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ABS([.B49]-[.C49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n/articles/w/o/o/Woodenfish.html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51" calcext:value-type="float">
            <text:p>51</text:p>
          </table:table-cell>
          <table:table-cell table:formula="of:=ABS([.B50]-[.C50])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en/articles/z/e/n/Zend_Framework_a5ef.html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BS([.B51]-[.C51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l/i/s/List_of_TV_shows_made_into_films_9d9b.html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ABS([.B52]-[.C52])"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en/articles/p/r/i/Prince_XML_03cf.html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ABS([.B53]-[.C53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t/r/a/Trade_Descriptions_Act_1968_c986.html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formula="of:=ABS([.B54]-[.C54])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en/articles/c/l/x/CLX_(Common_Lisp)_1911.htm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ABS([.B55]-[.C55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e/s/c/Escuela_Bella_Vista_f88e.html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51" calcext:value-type="float">
            <text:p>51</text:p>
          </table:table-cell>
          <table:table-cell table:formula="of:=ABS([.B56]-[.C56])"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en/articles/p/o/n/Pontius_Pilate's_wife_80f1.html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ABS([.B57]-[.C57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n/articles/m/u/r/Murrah_High_School_1c6f.html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51" calcext:value-type="float">
            <text:p>51</text:p>
          </table:table-cell>
          <table:table-cell table:formula="of:=ABS([.B58]-[.C58]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en/articles/h/a/s/Haskell_Curry_f97c.html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ABS([.B59]-[.C59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c/k/u/CKUT-FM_fe8d.html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51" calcext:value-type="float">
            <text:p>51</text:p>
          </table:table-cell>
          <table:table-cell table:formula="of:=ABS([.B60]-[.C60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en/articles/o/d/l/Odle_Middle_School_bcc5.html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51" calcext:value-type="float">
            <text:p>51</text:p>
          </table:table-cell>
          <table:table-cell table:formula="of:=ABS([.B61]-[.C6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en/articles/l/i/s/List_of_Chinese_language_schools_in_Taiwan_dd69.html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51" calcext:value-type="float">
            <text:p>51</text:p>
          </table:table-cell>
          <table:table-cell table:formula="of:=ABS([.B62]-[.C62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en/articles/l/i/s/List_of_Arrow_Dynamics_roller_coasters_ca82.html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ABS([.B63]-[.C63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en/articles/i/o/_/IO_Digital_Cable_Service_c31a.html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51" calcext:value-type="float">
            <text:p>51</text:p>
          </table:table-cell>
          <table:table-cell table:formula="of:=ABS([.B64]-[.C64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en/articles/g/r/a/Graphical_user_interface_builder.html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ABS([.B65]-[.C6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n/a/o/Naomi_Nari_Nam_e255.html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51" calcext:value-type="float">
            <text:p>51</text:p>
          </table:table-cell>
          <table:table-cell table:formula="of:=ABS([.B66]-[.C66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en/articles/c/t/c/CTC_Media_7331.html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ABS([.B67]-[.C67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i/n/s/Insurance_Institute_for_Highway_Safety_656d.html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51" calcext:value-type="float">
            <text:p>51</text:p>
          </table:table-cell>
          <table:table-cell table:formula="of:=ABS([.B68]-[.C68])"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en/articles/d/e/f/Defeasible_logic.html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ABS([.B69]-[.C69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en/articles/r/á/d/Rádio_e_Televisão_de_Portugal_a781.htm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formula="of:=ABS([.B70]-[.C70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m/o/n/Monad.html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formula="of:=ABS([.B71]-[.C71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i/m/p/Impact.html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51" calcext:value-type="float">
            <text:p>51</text:p>
          </table:table-cell>
          <table:table-cell table:formula="of:=ABS([.B72]-[.C72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en/articles/t/h/e/The_Tennessee_Foreign_Language_Institute_e4d6.html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51" calcext:value-type="float">
            <text:p>51</text:p>
          </table:table-cell>
          <table:table-cell table:formula="of:=ABS([.B73]-[.C73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en/articles/c/n/s/CNSAD_87b1.html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51" calcext:value-type="float">
            <text:p>51</text:p>
          </table:table-cell>
          <table:table-cell table:formula="of:=ABS([.B74]-[.C74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en/articles/l/i/n/Linda_de_Mol_1ace.html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51" calcext:value-type="float">
            <text:p>51</text:p>
          </table:table-cell>
          <table:table-cell table:formula="of:=ABS([.B75]-[.C75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n/articles/f/r/a/Framework_for_Privacy_Analysis_of_Programs,_Technologies,_and_Applications_4cc9.html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51" calcext:value-type="float">
            <text:p>51</text:p>
          </table:table-cell>
          <table:table-cell table:formula="of:=ABS([.B76]-[.C76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en/articles/m/i/c/Microtuner.html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51" calcext:value-type="float">
            <text:p>51</text:p>
          </table:table-cell>
          <table:table-cell table:formula="of:=ABS([.B77]-[.C77])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en/articles/t/e/l/Telecare_(TV_Network)_7f29.html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formula="of:=ABS([.B78]-[.C78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l/y/n/LynxOS_dd39.html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ABS([.B79]-[.C79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l/i/s/List_of_schools_in_Mexico_2e1c.html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51" calcext:value-type="float">
            <text:p>51</text:p>
          </table:table-cell>
          <table:table-cell table:formula="of:=ABS([.B80]-[.C80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n/articles/b/e/h/Behavioral_Analysis_Unit_f0bc.html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51" calcext:value-type="float">
            <text:p>51</text:p>
          </table:table-cell>
          <table:table-cell table:formula="of:=ABS([.B81]-[.C81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n/articles/d/a/v/David_Munro_e903.html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formula="of:=ABS([.B82]-[.C82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en/articles/p/d/_/PD_adf8.html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51" calcext:value-type="float">
            <text:p>51</text:p>
          </table:table-cell>
          <table:table-cell table:formula="of:=ABS([.B83]-[.C8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o/n/s/OnStage_2e81.html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ABS([.B84]-[.C84])"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en/articles/k/a/n/Kangchenjunga_(disambiguation).html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formula="of:=ABS([.B85]-[.C85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en/articles/t/o/y/Toyohashi_University_of_Technology_d2ea.html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51" calcext:value-type="float">
            <text:p>51</text:p>
          </table:table-cell>
          <table:table-cell table:formula="of:=ABS([.B86]-[.C86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d/s/t/Dstarr.html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formula="of:=ABS([.B87]-[.C87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v/i/s/Vision_for_Space_Exploration_eaf2.html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51" calcext:value-type="float">
            <text:p>51</text:p>
          </table:table-cell>
          <table:table-cell table:formula="of:=ABS([.B88]-[.C8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a/p/_/AP_United_States_Government_and_Politics_fc7f.html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formula="of:=ABS([.B89]-[.C89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p/l/a/PLAPACK_fb37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ABS([.B90]-[.C90])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en/articles/p/o/r/Portable_object_(computing)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ABS([.B91]-[.C91])"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string" calcext:value-type="string">
            <text:p>en/articles/b/c/x/BCX_3407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ABS([.B92]-[.C92])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en/articles/l/i/s/List_of_asteroids_103401–103500_2761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ABS([.B93]-[.C93])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en/articles/l/i/s/List_of_asteroids_107601–107700_418f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formula="of:=ABS([.B94]-[.C94])"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en/articles/s/k/y/Skypath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formula="of:=ABS([.B95]-[.C95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en/articles/r/e/g/Regi-Stick_259a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ABS([.B96]-[.C96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en/articles/w/f/v/WFVX-LP_6627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ABS([.B97]-[.C97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en/articles/c/a/l/Calculator_spelling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formula="of:=ABS([.B98]-[.C98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en/articles/x/i/t/Xito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ABS([.B99]-[.C99]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en/articles/w/j/t/WJTS-LP_27d9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formula="of:=ABS([.B100]-[.C100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en/articles/g/o/g/GoGo_board_8d64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ABS([.B101]-[.C101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en/articles/c/a/p/Capriccio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formula="of:=ABS([.B102]-[.C102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en/articles/u/n/i/Universal_Robotics_0bd1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formula="of:=ABS([.B103]-[.C10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n/articles/r/o/s/Roshan_Abbas_dfb4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formula="of:=ABS([.B104]-[.C104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en/articles/t/o/n/Tonfön_Television_b570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formula="of:=ABS([.B105]-[.C105])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en/articles/k/a/t/Kathy_Sierra_ebaf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formula="of:=ABS([.B106]-[.C106])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n/articles/a/b/c/ABC_In_Concert_6d5f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formula="of:=ABS([.B107]-[.C107])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en/articles/p/u/s/Pushd_and_popd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ABS([.B108]-[.C108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n/articles/m/i/c/Microsoft_Dynamics_AX_71bb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ABS([.B109]-[.C109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n/articles/t/h/e/The_Great_Lake_5c36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formula="of:=ABS([.B110]-[.C11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en/articles/c/h/e/Checkin'_out_the_Ghosts_27d4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formula="of:=ABS([.B111]-[.C11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c/r/a/Cray_Time_Sharing_System_f2bd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ABS([.B112]-[.C112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c/u/l/Culture_of_Denmark_9881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ABS([.B113]-[.C11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p/h/i/Philcon.html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ABS([.B114]-[.C114])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Diferencia</text:p>
          </table:table-cell>
          <table:table-cell table:style-name="ce3" office:value-type="string" calcext:value-type="string">
            <text:p>Correlacion</text:p>
          </table:table-cell>
        </table:table-row>
        <table:table-row table:style-name="ro3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 table:formula="of:=SUM([.D3:.D12])" office:value-type="float" office:value="39" calcext:value-type="float">
            <text:p>39</text:p>
          </table:table-cell>
          <table:table-cell table:style-name="ce23" table:formula="of:=CORREL([.B3:.B12];[.C3:.C12])" office:value-type="float" office:value="0.125336505598409" calcext:value-type="float">
            <text:p>0,13</text:p>
          </table:table-cell>
        </table:table-row>
        <table:table-row table:style-name="ro3"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4" table:formula="of:=SUM([.D14:.D38])" office:value-type="float" office:value="145" calcext:value-type="float">
            <text:p>145</text:p>
          </table:table-cell>
          <table:table-cell table:style-name="ce23" table:formula="of:=CORREL([.B14:.B38];[.C14:.C38])" office:value-type="float" office:value="0.741221296090563" calcext:value-type="float">
            <text:p>0,74</text:p>
          </table:table-cell>
        </table:table-row>
        <table:table-row table:style-name="ro3">
          <table:table-cell table:number-columns-repeated="2"/>
          <table:table-cell table:style-name="ce4" office:value-type="float" office:value="50" calcext:value-type="float">
            <text:p>50</text:p>
          </table:table-cell>
          <table:table-cell table:style-name="ce5" table:formula="of:=SUM([.$D$40:.$D$89])" office:value-type="float" office:value="696" calcext:value-type="float">
            <text:p>696</text:p>
          </table:table-cell>
          <table:table-cell table:style-name="ce23" table:formula="of:=CORREL([.B40:.B89];[.C40:.C89])" office:value-type="float" office:value="0.549588306110123" calcext:value-type="float">
            <text:p>0,55</text:p>
          </table:table-cell>
        </table:table-row>
        <table:table-row table:style-name="ro2">
          <table:table-cell table:number-columns-repeated="2"/>
          <table:table-cell table:style-name="ce11"/>
          <table:table-cell table:number-columns-repeated="2"/>
        </table:table-row>
      </table:table>
      <table:table table:name="Q2" table:style-name="ta1">
        <table:table-column table:style-name="co6" table:default-cell-style-name="Default"/>
        <table:table-column table:style-name="co2" table:default-cell-style-name="ce27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row table:style-name="ro3">
          <table:table-cell table:style-name="ce14" office:value-type="string" calcext:value-type="string">
            <text:p>world war II countries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5" office:value-type="string" calcext:value-type="string">
            <text:p>nombre_archivo</text:p>
          </table:table-cell>
          <table:table-cell table:style-name="ce15" office:value-type="string" calcext:value-type="string">
            <text:p>ranking_pyTerrier</text:p>
          </table:table-cell>
          <table:table-cell table:style-name="ce15" office:value-type="string" calcext:value-type="string">
            <text:p>ranking_propio</text:p>
          </table:table-cell>
          <table:table-cell table:style-name="ce15" office:value-type="string" calcext:value-type="string">
            <text:p>diferencia</text:p>
          </table:table-cell>
          <table:table-cell/>
        </table:table-row>
        <table:table-row table:style-name="ro2">
          <table:table-cell office:value-type="string" calcext:value-type="string">
            <text:p>en/articles/s/o/v/Soviet–United_States_relations_5247.html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BS([.B3]-[.C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w/a/k/Wake_Me_When_the_War_Is_Over_6986.html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ABS([.B4]-[.C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1/s/t/1st_Armoured_Brigade_(United_Kingdom)_c67f.html</text:p>
          </table:table-cell>
          <table:table-cell table:style-name="Default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5]-[.C5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en/articles/r/o/a/World_War_II_Combat~_Road_to_Berlin_c2f0.html</text:p>
          </table:table-cell>
          <table:table-cell table:style-name="Default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6]-[.C6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m/e/r/Merril_Sandoval_e3c8.html</text:p>
          </table:table-cell>
          <table:table-cell table:style-name="Default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7]-[.C7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l/i/s/List_of_theaters_and_campaigns_of_World_War_II_628d.html</text:p>
          </table:table-cell>
          <table:table-cell table:style-name="Default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8]-[.C8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1/s/t/1st_Battalion_2nd_Marines_cc49.html</text:p>
          </table:table-cell>
          <table:table-cell table:style-name="Default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9]-[.C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n/a/t/National_Association_of_Russian_Explorers_b145.html</text:p>
          </table:table-cell>
          <table:table-cell table:style-name="Default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10]-[.C10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b/o/m/Bombing_of_Osaka_in_World_War_II_4895.html</text:p>
          </table:table-cell>
          <table:table-cell table:style-name="Default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11]-[.C11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3/r/d/3rd_Marine_Division_(United_States)_e0f4.html</text:p>
          </table:table-cell>
          <table:table-cell table:style-name="Default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12]-[.C12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o/p/e/Operation_Zeppelin_7e49.html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ABS([.B13]-[.C13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n/articles/f/l/a/Flanders_War_f917.html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ABS([.B14]-[.C14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n/articles/f/a/i/Fair_Stood_the_Wind_for_France_962f.html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ABS([.B15]-[.C15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g/i/n/Gino_Strada_a264.html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ABS([.B16]-[.C1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c/r/i/Cris_Velasco_d324.html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ABS([.B17]-[.C17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b/o/o/Booker_T._Spicely_85b0.html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ABS([.B18]-[.C1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h/e/r/Hermann_Otto_II_of_Limburg_Stirum_724f.html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ABS([.B19]-[.C19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m/_/c/M_class_Minesweeper_(Germany)_fca5.html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ABS([.B20]-[.C20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16"/>
          <table:table-cell table:number-columns-repeated="2"/>
        </table:table-row>
        <table:table-row table:style-name="ro2">
          <table:table-cell table:style-name="ce15" office:value-type="string" calcext:value-type="string">
            <text:p>nombre_archivo</text:p>
          </table:table-cell>
          <table:table-cell table:style-name="ce15" office:value-type="string" calcext:value-type="string">
            <text:p>ranking_pyTerrier</text:p>
          </table:table-cell>
          <table:table-cell table:style-name="ce15" office:value-type="string" calcext:value-type="string">
            <text:p>ranking_propio</text:p>
          </table:table-cell>
          <table:table-cell table:style-name="ce15" office:value-type="string" calcext:value-type="string">
            <text:p>diferencia</text:p>
          </table:table-cell>
          <table:table-cell/>
        </table:table-row>
        <table:table-row table:style-name="ro2">
          <table:table-cell office:value-type="string" calcext:value-type="string">
            <text:p>en/articles/s/o/v/Soviet–United_States_relations_5247.html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BS([.B23]-[.C2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w/a/k/Wake_Me_When_the_War_Is_Over_6986.html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ABS([.B24]-[.C2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1/s/t/1st_Armoured_Brigade_(United_Kingdom)_c67f.html</text:p>
          </table:table-cell>
          <table:table-cell table:style-name="Default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25]-[.C25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en/articles/r/o/a/World_War_II_Combat~_Road_to_Berlin_c2f0.html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ABS([.B26]-[.C26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en/articles/m/e/r/Merril_Sandoval_e3c8.html</text:p>
          </table:table-cell>
          <table:table-cell table:style-name="Default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27]-[.C27]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en/articles/l/i/s/List_of_theaters_and_campaigns_of_World_War_II_628d.html</text:p>
          </table:table-cell>
          <table:table-cell table:style-name="Default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28]-[.C28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en/articles/1/s/t/1st_Battalion_2nd_Marines_cc49.html</text:p>
          </table:table-cell>
          <table:table-cell table:style-name="Default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29]-[.C29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en/articles/n/a/t/National_Association_of_Russian_Explorers_b145.html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ABS([.B30]-[.C3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b/o/m/Bombing_of_Osaka_in_World_War_II_4895.html</text:p>
          </table:table-cell>
          <table:table-cell table:style-name="Default" office:value-type="float" office:value="9" calcext:value-type="float">
            <text:p>9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1]-[.C31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en/articles/3/r/d/3rd_Marine_Division_(United_States)_e0f4.html</text:p>
          </table:table-cell>
          <table:table-cell table:style-name="Default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2]-[.C32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en/articles/h/e/s/Hestercombe_House_ff46.html</text:p>
          </table:table-cell>
          <table:table-cell table:style-name="Default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3]-[.C3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n/articles/p/o/l/Polish_3rd_Legions_Infantry_Division_07e5.html</text:p>
          </table:table-cell>
          <table:table-cell table:style-name="Default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4]-[.C34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en/articles/1/s/t/1st_Battalion_23rd_Marines_6a26.html</text:p>
          </table:table-cell>
          <table:table-cell table:style-name="Default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5]-[.C35])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en/articles/j/a/m/James_R._Hendrix_5e56.html</text:p>
          </table:table-cell>
          <table:table-cell table:style-name="Default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6]-[.C36])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n/articles/p/h/i/Philcon.html</text:p>
          </table:table-cell>
          <table:table-cell table:style-name="Default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7]-[.C37])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en/articles/t/e/r/Teruhisa_Komatsu_00a9.html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ABS([.B38]-[.C3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m/g/-/MG-13_787f.html</text:p>
          </table:table-cell>
          <table:table-cell table:style-name="Default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9]-[.C39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n/articles/s/t/e/Stepan_Kretov_ea42.html</text:p>
          </table:table-cell>
          <table:table-cell table:style-name="Default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40]-[.C4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en/articles/g/a/k/Gakusei_Kai_bf3f.html</text:p>
          </table:table-cell>
          <table:table-cell table:style-name="Default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41]-[.C4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u/s/s/USS_Nemasket_(AOG-10)_9646.html</text:p>
          </table:table-cell>
          <table:table-cell table:style-name="Default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42]-[.C42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u/s/s/USS_Dutchess_(APA-98)_9f78.html</text:p>
          </table:table-cell>
          <table:table-cell table:style-name="Default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43]-[.C43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l/e/s/Leslie_E._Brown_7c5d.html</text:p>
          </table:table-cell>
          <table:table-cell table:style-name="Default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44]-[.C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p/a/n/Panorama_(German_wartime_newsreel)_cba4.html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ABS([.B45]-[.C45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c/a/i/Cairo_Conference_5945.html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ABS([.B46]-[.C46])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en/articles/w/a/l/Walter_Krueger_dba7.html</text:p>
          </table:table-cell>
          <table:table-cell table:style-name="Default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47]-[.C47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5" office:value-type="string" calcext:value-type="string">
            <text:p>nombre_archivo</text:p>
          </table:table-cell>
          <table:table-cell table:style-name="ce15" office:value-type="string" calcext:value-type="string">
            <text:p>ranking_pyTerrier</text:p>
          </table:table-cell>
          <table:table-cell table:style-name="ce15" office:value-type="string" calcext:value-type="string">
            <text:p>ranking_propio</text:p>
          </table:table-cell>
          <table:table-cell table:style-name="ce15" office:value-type="string" calcext:value-type="string">
            <text:p>diferencia</text:p>
          </table:table-cell>
          <table:table-cell/>
        </table:table-row>
        <table:table-row table:style-name="ro2">
          <table:table-cell office:value-type="string" calcext:value-type="string">
            <text:p>en/articles/s/o/v/Soviet–United_States_relations_5247.html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formula="of:=ABS([.B49]-[.C49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w/a/k/Wake_Me_When_the_War_Is_Over_6986.html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6" calcext:value-type="float">
            <text:p>6</text:p>
          </table:table-cell>
          <table:table-cell table:formula="of:=ABS([.B50]-[.C5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1/s/t/1st_Armoured_Brigade_(United_Kingdom)_c67f.html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51]-[.C51])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en/articles/r/o/a/World_War_II_Combat~_Road_to_Berlin_c2f0.html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12" calcext:value-type="float">
            <text:p>12</text:p>
          </table:table-cell>
          <table:table-cell table:formula="of:=ABS([.B52]-[.C5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en/articles/m/e/r/Merril_Sandoval_e3c8.html</text:p>
          </table:table-cell>
          <table:table-cell office:value-type="float" office:value="5" calcext:value-type="float">
            <text:p>5</text:p>
          </table:table-cell>
          <table:table-cell table:style-name="ce27" office:value-type="float" office:value="33" calcext:value-type="float">
            <text:p>33</text:p>
          </table:table-cell>
          <table:table-cell table:formula="of:=ABS([.B53]-[.C5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en/articles/l/i/s/List_of_theaters_and_campaigns_of_World_War_II_628d.html</text:p>
          </table:table-cell>
          <table:table-cell office:value-type="float" office:value="6" calcext:value-type="float">
            <text:p>6</text:p>
          </table:table-cell>
          <table:table-cell table:style-name="ce27" office:value-type="float" office:value="44" calcext:value-type="float">
            <text:p>44</text:p>
          </table:table-cell>
          <table:table-cell table:formula="of:=ABS([.B54]-[.C54])"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en/articles/1/s/t/1st_Battalion_2nd_Marines_cc49.html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55]-[.C55])"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string" calcext:value-type="string">
            <text:p>en/articles/n/a/t/National_Association_of_Russian_Explorers_b145.html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15" calcext:value-type="float">
            <text:p>15</text:p>
          </table:table-cell>
          <table:table-cell table:formula="of:=ABS([.B56]-[.C56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b/o/m/Bombing_of_Osaka_in_World_War_II_4895.html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57]-[.C57])"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en/articles/3/r/d/3rd_Marine_Division_(United_States)_e0f4.html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58]-[.C58])"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en/articles/h/e/s/Hestercombe_House_ff46.html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59]-[.C59])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en/articles/p/o/l/Polish_3rd_Legions_Infantry_Division_07e5.html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60]-[.C60])"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string" calcext:value-type="string">
            <text:p>en/articles/1/s/t/1st_Battalion_23rd_Marines_6a26.html</text:p>
          </table:table-cell>
          <table:table-cell office:value-type="float" office:value="13" calcext:value-type="float">
            <text:p>13</text:p>
          </table:table-cell>
          <table:table-cell table:style-name="ce27" office:value-type="float" office:value="38" calcext:value-type="float">
            <text:p>38</text:p>
          </table:table-cell>
          <table:table-cell table:formula="of:=ABS([.B61]-[.C61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en/articles/j/a/m/James_R._Hendrix_5e56.html</text:p>
          </table:table-cell>
          <table:table-cell office:value-type="float" office:value="14" calcext:value-type="float">
            <text:p>14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62]-[.C62])"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string" calcext:value-type="string">
            <text:p>en/articles/p/h/i/Philcon.html</text:p>
          </table:table-cell>
          <table:table-cell office:value-type="float" office:value="15" calcext:value-type="float">
            <text:p>15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63]-[.C63])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en/articles/t/e/r/Teruhisa_Komatsu_00a9.html</text:p>
          </table:table-cell>
          <table:table-cell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formula="of:=ABS([.B64]-[.C6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m/g/-/MG-13_787f.html</text:p>
          </table:table-cell>
          <table:table-cell office:value-type="float" office:value="17" calcext:value-type="float">
            <text:p>17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65]-[.C65])"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en/articles/s/t/e/Stepan_Kretov_ea42.html</text:p>
          </table:table-cell>
          <table:table-cell office:value-type="float" office:value="18" calcext:value-type="float">
            <text:p>18</text:p>
          </table:table-cell>
          <table:table-cell table:style-name="ce27" office:value-type="float" office:value="27" calcext:value-type="float">
            <text:p>27</text:p>
          </table:table-cell>
          <table:table-cell table:formula="of:=ABS([.B66]-[.C66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n/articles/g/a/k/Gakusei_Kai_bf3f.html</text:p>
          </table:table-cell>
          <table:table-cell office:value-type="float" office:value="19" calcext:value-type="float">
            <text:p>19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67]-[.C67]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en/articles/u/s/s/USS_Nemasket_(AOG-10)_9646.html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68]-[.C68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en/articles/u/s/s/USS_Dutchess_(APA-98)_9f78.html</text:p>
          </table:table-cell>
          <table:table-cell office:value-type="float" office:value="21" calcext:value-type="float">
            <text:p>21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69]-[.C69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en/articles/l/e/s/Leslie_E._Brown_7c5d.html</text:p>
          </table:table-cell>
          <table:table-cell office:value-type="float" office:value="22" calcext:value-type="float">
            <text:p>22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70]-[.C70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en/articles/p/a/n/Panorama_(German_wartime_newsreel)_cba4.html</text:p>
          </table:table-cell>
          <table:table-cell office:value-type="float" office:value="23" calcext:value-type="float">
            <text:p>23</text:p>
          </table:table-cell>
          <table:table-cell table:style-name="ce27" office:value-type="float" office:value="19" calcext:value-type="float">
            <text:p>19</text:p>
          </table:table-cell>
          <table:table-cell table:formula="of:=ABS([.B71]-[.C71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c/a/i/Cairo_Conference_5945.html</text:p>
          </table:table-cell>
          <table:table-cell office:value-type="float" office:value="24" calcext:value-type="float">
            <text:p>24</text:p>
          </table:table-cell>
          <table:table-cell table:style-name="ce27" office:value-type="float" office:value="13" calcext:value-type="float">
            <text:p>13</text:p>
          </table:table-cell>
          <table:table-cell table:formula="of:=ABS([.B72]-[.C72])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en/articles/w/a/l/Walter_Krueger_dba7.html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73]-[.C73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en/articles/w/i/l/Wilfred__Chicken__Smallhorn_4bff.html</text:p>
          </table:table-cell>
          <table:table-cell office:value-type="float" office:value="26" calcext:value-type="float">
            <text:p>26</text:p>
          </table:table-cell>
          <table:table-cell table:style-name="ce27" office:value-type="float" office:value="23" calcext:value-type="float">
            <text:p>23</text:p>
          </table:table-cell>
          <table:table-cell table:formula="of:=ABS([.B74]-[.C74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r/a/j/Rajadiraja_Chola_II_c4b5.html</text:p>
          </table:table-cell>
          <table:table-cell office:value-type="float" office:value="27" calcext:value-type="float">
            <text:p>27</text:p>
          </table:table-cell>
          <table:table-cell table:style-name="ce27" office:value-type="float" office:value="43" calcext:value-type="float">
            <text:p>43</text:p>
          </table:table-cell>
          <table:table-cell table:formula="of:=ABS([.B75]-[.C75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en/articles/h/m/a/HMAS_Glenelg_(J236)_8adc.html</text:p>
          </table:table-cell>
          <table:table-cell office:value-type="float" office:value="28" calcext:value-type="float">
            <text:p>28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76]-[.C76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en/articles/c/r/o/Croatian-Peruvians_bddb.html</text:p>
          </table:table-cell>
          <table:table-cell office:value-type="float" office:value="29" calcext:value-type="float">
            <text:p>29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77]-[.C77])"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en/articles/s/a/n/Sanacja.html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78]-[.C78]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en/articles/c/h/â/Château_de_Puybardeau_bd54.html</text:p>
          </table:table-cell>
          <table:table-cell office:value-type="float" office:value="31" calcext:value-type="float">
            <text:p>31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79]-[.C79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en/articles/f/o/r/For_Tomorrow_102f.html</text:p>
          </table:table-cell>
          <table:table-cell office:value-type="float" office:value="32" calcext:value-type="float">
            <text:p>32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80]-[.C8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en/articles/j/a/n/Jan_Syrový_90ae.html</text:p>
          </table:table-cell>
          <table:table-cell office:value-type="float" office:value="33" calcext:value-type="float">
            <text:p>33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81]-[.C81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en/articles/b/l/_/BL_6_inch_Gun_Mk_7_6e78.html</text:p>
          </table:table-cell>
          <table:table-cell office:value-type="float" office:value="34" calcext:value-type="float">
            <text:p>34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82]-[.C82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en/articles/g/e/r/Germanic-SS_ff54.html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83]-[.C83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en/articles/d/e/s/Desmond_Llewelyn_e92b.html</text:p>
          </table:table-cell>
          <table:table-cell office:value-type="float" office:value="36" calcext:value-type="float">
            <text:p>36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84]-[.C84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n/articles/p/r/o/Provisional_Administration_6e76.html</text:p>
          </table:table-cell>
          <table:table-cell office:value-type="float" office:value="37" calcext:value-type="float">
            <text:p>37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85]-[.C85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en/articles/m/a/t/Matilda_tank.html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86]-[.C86])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en/articles/a/d/a/Adam_Studziński_87f1.html</text:p>
          </table:table-cell>
          <table:table-cell office:value-type="float" office:value="39" calcext:value-type="float">
            <text:p>39</text:p>
          </table:table-cell>
          <table:table-cell table:style-name="ce27" office:value-type="float" office:value="14" calcext:value-type="float">
            <text:p>14</text:p>
          </table:table-cell>
          <table:table-cell table:formula="of:=ABS([.B87]-[.C87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en/articles/s/t/u/Sturmpistole.html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88]-[.C88])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en/articles/a/s/t/Astrid_Løken_9e26.html</text:p>
          </table:table-cell>
          <table:table-cell office:value-type="float" office:value="41" calcext:value-type="float">
            <text:p>41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89]-[.C89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n/articles/m/a/c/Maciej_Aleksy_Dawidowski_d63d.html</text:p>
          </table:table-cell>
          <table:table-cell office:value-type="float" office:value="42" calcext:value-type="float">
            <text:p>42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90]-[.C90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n/articles/b/e/t/Bethlehem_Steel_119e.html</text:p>
          </table:table-cell>
          <table:table-cell office:value-type="float" office:value="43" calcext:value-type="float">
            <text:p>43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91]-[.C91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en/articles/o/t/t/Otto_Dix_593c.html</text:p>
          </table:table-cell>
          <table:table-cell office:value-type="float" office:value="44" calcext:value-type="float">
            <text:p>44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92]-[.C92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a/_/l/A_Love_in_Germany_6814.html</text:p>
          </table:table-cell>
          <table:table-cell office:value-type="float" office:value="45" calcext:value-type="float">
            <text:p>45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93]-[.C9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t/i/b/Command_&amp;_Conquer~_Tiberium_Wars_(novel)_0a72.html</text:p>
          </table:table-cell>
          <table:table-cell office:value-type="float" office:value="46" calcext:value-type="float">
            <text:p>46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94]-[.C94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r/o/b/Robert_Stinnett_c7d8.html</text:p>
          </table:table-cell>
          <table:table-cell office:value-type="float" office:value="47" calcext:value-type="float">
            <text:p>47</text:p>
          </table:table-cell>
          <table:table-cell table:style-name="ce27" office:value-type="float" office:value="40" calcext:value-type="float">
            <text:p>40</text:p>
          </table:table-cell>
          <table:table-cell table:formula="of:=ABS([.B95]-[.C95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j/o/h/John_Edward_McCarthy_4f09.html</text:p>
          </table:table-cell>
          <table:table-cell office:value-type="float" office:value="48" calcext:value-type="float">
            <text:p>48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96]-[.C96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g/e/o/George_B._Simler_1b09.html</text:p>
          </table:table-cell>
          <table:table-cell office:value-type="float" office:value="49" calcext:value-type="float">
            <text:p>49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97]-[.C97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b/r/u/Brusy.html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51" calcext:value-type="float">
            <text:p>51</text:p>
          </table:table-cell>
          <table:table-cell table:formula="of:=ABS([.B98]-[.C98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o/p/e/Operation_Zeppelin_7e49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ABS([.B99]-[.C99])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en/articles/f/l/a/Flanders_War_f917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ABS([.B100]-[.C100])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en/articles/f/a/i/Fair_Stood_the_Wind_for_France_962f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ABS([.B101]-[.C101])"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string" calcext:value-type="string">
            <text:p>en/articles/g/i/n/Gino_Strada_a264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ABS([.B102]-[.C102])"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string" calcext:value-type="string">
            <text:p>en/articles/c/r/i/Cris_Velasco_d324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ABS([.B103]-[.C103])"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string" calcext:value-type="string">
            <text:p>en/articles/b/o/o/Booker_T._Spicely_85b0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ABS([.B104]-[.C104])"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string" calcext:value-type="string">
            <text:p>en/articles/h/e/r/Hermann_Otto_II_of_Limburg_Stirum_724f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formula="of:=ABS([.B105]-[.C105])"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en/articles/m/_/c/M_class_Minesweeper_(Germany)_fca5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ABS([.B106]-[.C106])"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en/articles/g/r/a/Gravedigger_(comics)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ABS([.B107]-[.C107])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en/articles/m/o/d/Modern_warfar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formula="of:=ABS([.B108]-[.C108])"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en/articles/l/a/n/Languages_of_Oceania_af2f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formula="of:=ABS([.B109]-[.C109])"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en/articles/s/e/r/Sergei_Khudyakov_c8e6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formula="of:=ABS([.B110]-[.C110]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string" calcext:value-type="string">
            <text:p>en/articles/c/i/b/Cibi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formula="of:=ABS([.B111]-[.C111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en/articles/p/h/i/Philip_Paul_bfdb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formula="of:=ABS([.B112]-[.C112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en/articles/e/u/r/Euryal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ABS([.B113]-[.C113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en/articles/r/a/n/Randall_Swingler_7b36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ABS([.B114]-[.C114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en/articles/i/r/a/Winter_Soldier~_Iraq_&amp;_Afghanistan_247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formula="of:=ABS([.B115]-[.C115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en/articles/a/l/b/Albert_Levy_(soldier)_9746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formula="of:=ABS([.B116]-[.C116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en/articles/g/u/a/Guardian_(database)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formula="of:=ABS([.B117]-[.C117])"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en/articles/a/r/m/Army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ABS([.B118]-[.C118]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en/articles/1/8/t/18th_Regiment_Massachusetts_Volunteer_Infantry_3af3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formula="of:=ABS([.B119]-[.C119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en/articles/m/i/k/Mikael_Jorgensen_1052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formula="of:=ABS([.B120]-[.C12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en/articles/n/a/v/Navigation_Acts_345c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ABS([.B121]-[.C121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en/articles/s/t/u/Studholme_Hodgson_d21d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formula="of:=ABS([.B122]-[.C122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en/articles/h/i/e/Hiel_Brockway_1f0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formula="of:=ABS([.B123]-[.C12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n/articles/j/o/o/Joost_Scholte_37d5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formula="of:=ABS([.B124]-[.C124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en/articles/t/i/m/Timothée_Franchère_4447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formula="of:=ABS([.B125]-[.C125])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n/articles/e/r/i/Eric_Goldberg_aec7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ABS([.B126]-[.C126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n/articles/a/l/e/Alexander_Spiridovich_7c63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ABS([.B127]-[.C127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n/articles/c/o/a/Coat_of_arms_of_the_Polish–Lithuanian_Commonwealth_df26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ABS([.B128]-[.C12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u/n/i/UNIcert_5cdf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formula="of:=ABS([.B129]-[.C129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j/2E/_/J._W._Smith_544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formula="of:=ABS([.B130]-[.C13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m/e/m/Memorial_squar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ABS([.B131]-[.C131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k/i/n/Kingdom_of_Rwenzururu_1eb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ABS([.B132]-[.C132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p/i/e/Pierre_Daye_169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ABS([.B133]-[.C133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Diferencia</text:p>
          </table:table-cell>
          <table:table-cell table:style-name="ce3" office:value-type="string" calcext:value-type="string">
            <text:p>Correlacion</text:p>
          </table:table-cell>
        </table:table-row>
        <table:table-row table:style-name="ro3">
          <table:table-cell/>
          <table:table-cell table:style-name="Default"/>
          <table:table-cell table:style-name="ce4" office:value-type="float" office:value="10" calcext:value-type="float">
            <text:p>10</text:p>
          </table:table-cell>
          <table:table-cell table:style-name="ce4" table:formula="of:=SUM([.D3:.D20])" office:value-type="float" office:value="84" calcext:value-type="float">
            <text:p>84</text:p>
          </table:table-cell>
          <table:table-cell table:style-name="ce23" table:formula="of:=CORREL([.B3:.B12];[.C3:.C12])" office:value-type="float" office:value="0.693680003468" calcext:value-type="float">
            <text:p>0,69</text:p>
          </table:table-cell>
        </table:table-row>
        <table:table-row table:style-name="ro3">
          <table:table-cell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table:formula="of:=SUM([.D23:.D47])" office:value-type="float" office:value="263" calcext:value-type="float">
            <text:p>263</text:p>
          </table:table-cell>
          <table:table-cell table:style-name="ce23" table:formula="of:=CORREL([.B23:.B47];[.C23:.C47])" office:value-type="float" office:value="0.371056646154304" calcext:value-type="float">
            <text:p>0,37</text:p>
          </table:table-cell>
        </table:table-row>
        <table:table-row table:style-name="ro3">
          <table:table-cell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5" table:formula="of:=SUM([.D49:.D98])" office:value-type="float" office:value="962" calcext:value-type="float">
            <text:p>962</text:p>
          </table:table-cell>
          <table:table-cell table:style-name="ce23" table:formula="of:=CORREL([.B49:.B98];[.C49:.C98])" office:value-type="float" office:value="0.401732244418204" calcext:value-type="float">
            <text:p>0,40</text:p>
          </table:table-cell>
        </table:table-row>
      </table:table>
      <table:table table:name="Q3 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ce19"/>
        <table:table-column table:style-name="co9" table:number-columns-repeated="2" table:default-cell-style-name="Default"/>
        <table:table-row table:style-name="ro3">
          <table:table-cell table:style-name="ce17" office:value-type="string" calcext:value-type="string">
            <text:p>plants argentina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nombre_archivo</text:p>
          </table:table-cell>
          <table:table-cell table:style-name="ce7" office:value-type="string" calcext:value-type="string">
            <text:p>ranking_pyTerrier</text:p>
          </table:table-cell>
          <table:table-cell table:style-name="ce7" office:value-type="string" calcext:value-type="string">
            <text:p>ranking_propio</text:p>
          </table:table-cell>
          <table:table-cell table:style-name="ce18" office:value-type="string" calcext:value-type="string">
            <text:p>diferenc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s/u/n/Sungrebe.htm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BS([.B3]-[.C3])" office:value-type="float" office:value="4" calcext:value-type="float">
            <text:p>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m/r/2E/Mr._Bricolage_c06c.html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formula="of:=ABS([.B4]-[.C4])" office:value-type="float" office:value="9" calcext:value-type="float">
            <text:p>9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h/u/g/Hugo_Porta_10e3.htm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ABS([.B5]-[.C5])" office:value-type="float" office:value="7" calcext:value-type="float">
            <text:p>7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v/e/r/Verónico_Cruz_(film)_fa73.html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formula="of:=ABS([.B6]-[.C6])" office:value-type="float" office:value="7" calcext:value-type="float">
            <text:p>7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j/u/a/Juan_Álvarez_(historian)_f8d3.htm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BS([.B7]-[.C7])"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i/n/d/Independiente_de_La_Rioja_d4de.htm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ABS([.B8]-[.C8])" office:value-type="float" office:value="4" calcext:value-type="float">
            <text:p>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2/0/0/2000_Volleyball_America's_Cup_d018.htm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BS([.B9]-[.C9])"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e/n/r/Enrique_Santiago_Petracchi_510c.ht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BS([.B10]-[.C10])"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p/i/e/Pierre_Daye_169e.html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formula="of:=ABS([.B11]-[.C11])"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e/z/e/Ezequiel_Paulón_5a9f.ht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ABS([.B12]-[.C12])" office:value-type="float" office:value="9" calcext:value-type="float">
            <text:p>9,00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nombre_archivo</text:p>
          </table:table-cell>
          <table:table-cell table:style-name="ce7" office:value-type="string" calcext:value-type="string">
            <text:p>ranking_pyTerrier</text:p>
          </table:table-cell>
          <table:table-cell table:style-name="ce7" office:value-type="string" calcext:value-type="string">
            <text:p>ranking_propio</text:p>
          </table:table-cell>
          <table:table-cell table:style-name="ce18" office:value-type="string" calcext:value-type="string">
            <text:p>diferenc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s/u/n/Sungrebe.htm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BS([.B14]-[.C14])" office:value-type="float" office:value="4" calcext:value-type="float">
            <text:p>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m/r/2E/Mr._Bricolage_c06c.html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ABS([.B15]-[.C15])" office:value-type="float" office:value="13" calcext:value-type="float">
            <text:p>1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h/u/g/Hugo_Porta_10e3.htm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ABS([.B16]-[.C16])" office:value-type="float" office:value="7" calcext:value-type="float">
            <text:p>7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v/e/r/Verónico_Cruz_(film)_fa73.html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17]-[.C17])" office:value-type="float" office:value="22" calcext:value-type="float">
            <text:p>2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j/u/a/Juan_Álvarez_(historian)_f8d3.htm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BS([.B18]-[.C18])"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i/n/d/Independiente_de_La_Rioja_d4de.htm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ABS([.B19]-[.C19])" office:value-type="float" office:value="4" calcext:value-type="float">
            <text:p>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2/0/0/2000_Volleyball_America's_Cup_d018.htm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BS([.B20]-[.C20])"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e/n/r/Enrique_Santiago_Petracchi_510c.ht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BS([.B21]-[.C21])"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p/i/e/Pierre_Daye_169e.html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22]-[.C22])" office:value-type="float" office:value="17" calcext:value-type="float">
            <text:p>17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e/z/e/Ezequiel_Paulón_5a9f.ht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ABS([.B23]-[.C23])" office:value-type="float" office:value="9" calcext:value-type="float">
            <text:p>9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e/l/o/Eloy_Fariña_Núñez_c497.htm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ABS([.B24]-[.C24])" office:value-type="float" office:value="6" calcext:value-type="float">
            <text:p>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f/l/a/Flags_of_active_autonomist_and_secessionist_movements.html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25]-[.C25])" office:value-type="float" office:value="14" calcext:value-type="float">
            <text:p>1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c/h/a/Chacabuco,_Buenos_Aires_db6b.htm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ABS([.B26]-[.C26])" office:value-type="float" office:value="9" calcext:value-type="float">
            <text:p>9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u/n/i/University_of_Belgrano_dc54.ht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ABS([.B27]-[.C27])" office:value-type="float" office:value="4" calcext:value-type="float">
            <text:p>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h/y/d/Hydrocotyle_bonariensis.html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28]-[.C28])" office:value-type="float" office:value="11" calcext:value-type="float">
            <text:p>11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c/o/m/Companion_planting.html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ABS([.B29]-[.C29]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j/u/l/Julio_Chávez_ac6e.html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ABS([.B30]-[.C30])" office:value-type="float" office:value="3" calcext:value-type="float">
            <text:p>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b/e/l/Belgrano_(disambiguation).html</text:p>
          </table:table-cell>
          <table:table-cell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1]-[.C31])" office:value-type="float" office:value="8" calcext:value-type="float">
            <text:p>8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v/o/g/Vogtle_Electric_Generating_Plant_df04.html</text:p>
          </table:table-cell>
          <table:table-cell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2]-[.C32])" office:value-type="float" office:value="7" calcext:value-type="float">
            <text:p>7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e/n/v/Environmental_effects_of_nuclear_power.html</text:p>
          </table:table-cell>
          <table:table-cell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3]-[.C33])" office:value-type="float" office:value="6" calcext:value-type="float">
            <text:p>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a/r/a/Arachis_villosulicarpa.html</text:p>
          </table:table-cell>
          <table:table-cell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4]-[.C34])" office:value-type="float" office:value="5" calcext:value-type="float">
            <text:p>5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i/p/e/Ipecacuanha.html</text:p>
          </table:table-cell>
          <table:table-cell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5]-[.C35])" office:value-type="float" office:value="4" calcext:value-type="float">
            <text:p>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g/r/e/Grevillea_'Moonlight'_824e.html</text:p>
          </table:table-cell>
          <table:table-cell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6]-[.C36])" office:value-type="float" office:value="3" calcext:value-type="float">
            <text:p>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p/a/r/Paratylenchus_macrophallus.html</text:p>
          </table:table-cell>
          <table:table-cell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7]-[.C37])"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a/n/t/Antoine_Laurent_de_Jussieu_5b0d.html</text:p>
          </table:table-cell>
          <table:table-cell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8]-[.C38])"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nombre_archivo</text:p>
          </table:table-cell>
          <table:table-cell table:style-name="ce7" office:value-type="string" calcext:value-type="string">
            <text:p>ranking_pyTerrier</text:p>
          </table:table-cell>
          <table:table-cell table:style-name="ce7" office:value-type="string" calcext:value-type="string">
            <text:p>ranking_propio</text:p>
          </table:table-cell>
          <table:table-cell table:style-name="ce18" office:value-type="string" calcext:value-type="string">
            <text:p>diferenc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s/u/n/Sungrebe.htm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BS([.B40]-[.C40])" office:value-type="float" office:value="4" calcext:value-type="float">
            <text:p>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m/r/2E/Mr._Bricolage_c06c.html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ABS([.B41]-[.C41])" office:value-type="float" office:value="13" calcext:value-type="float">
            <text:p>1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h/u/g/Hugo_Porta_10e3.htm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ABS([.B42]-[.C42])" office:value-type="float" office:value="7" calcext:value-type="float">
            <text:p>7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v/e/r/Verónico_Cruz_(film)_fa73.htm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ABS([.B43]-[.C43])" office:value-type="float" office:value="23" calcext:value-type="float">
            <text:p>2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j/u/a/Juan_Álvarez_(historian)_f8d3.htm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BS([.B44]-[.C44])"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i/n/d/Independiente_de_La_Rioja_d4de.htm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ABS([.B45]-[.C45])" office:value-type="float" office:value="4" calcext:value-type="float">
            <text:p>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2/0/0/2000_Volleyball_America's_Cup_d018.htm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BS([.B46]-[.C46])"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e/n/r/Enrique_Santiago_Petracchi_510c.ht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BS([.B47]-[.C47])"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p/i/e/Pierre_Daye_169e.html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formula="of:=ABS([.B48]-[.C48])" office:value-type="float" office:value="33" calcext:value-type="float">
            <text:p>3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e/z/e/Ezequiel_Paulón_5a9f.ht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ABS([.B49]-[.C49])" office:value-type="float" office:value="9" calcext:value-type="float">
            <text:p>9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e/l/o/Eloy_Fariña_Núñez_c497.htm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ABS([.B50]-[.C50])" office:value-type="float" office:value="6" calcext:value-type="float">
            <text:p>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f/l/a/Flags_of_active_autonomist_and_secessionist_movements.html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51]-[.C51])" office:value-type="float" office:value="39" calcext:value-type="float">
            <text:p>39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c/h/a/Chacabuco,_Buenos_Aires_db6b.htm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ABS([.B52]-[.C52])" office:value-type="float" office:value="9" calcext:value-type="float">
            <text:p>9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u/n/i/University_of_Belgrano_dc54.ht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ABS([.B53]-[.C53])" office:value-type="float" office:value="4" calcext:value-type="float">
            <text:p>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h/y/d/Hydrocotyle_bonariensis.html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54]-[.C54])" office:value-type="float" office:value="36" calcext:value-type="float">
            <text:p>3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c/o/m/Companion_planting.html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ABS([.B55]-[.C55]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j/u/l/Julio_Chávez_ac6e.html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ABS([.B56]-[.C56])" office:value-type="float" office:value="3" calcext:value-type="float">
            <text:p>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b/e/l/Belgrano_(disambiguation).html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ABS([.B57]-[.C57])" office:value-type="float" office:value="20" calcext:value-type="float">
            <text:p>2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v/o/g/Vogtle_Electric_Generating_Plant_df04.html</text:p>
          </table:table-cell>
          <table:table-cell office:value-type="float" office:value="19" calcext:value-type="float">
            <text:p>19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58]-[.C58])" office:value-type="float" office:value="32" calcext:value-type="float">
            <text:p>3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e/n/v/Environmental_effects_of_nuclear_power.html</text:p>
          </table:table-cell>
          <table:table-cell office:value-type="float" office:value="20" calcext:value-type="float">
            <text:p>20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59]-[.C59])" office:value-type="float" office:value="31" calcext:value-type="float">
            <text:p>31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a/r/a/Arachis_villosulicarpa.html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ABS([.B60]-[.C60])" office:value-type="float" office:value="19" calcext:value-type="float">
            <text:p>19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i/p/e/Ipecacuanha.html</text:p>
          </table:table-cell>
          <table:table-cell office:value-type="float" office:value="22" calcext:value-type="float">
            <text:p>22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61]-[.C61])" office:value-type="float" office:value="29" calcext:value-type="float">
            <text:p>29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g/r/e/Grevillea_'Moonlight'_824e.html</text:p>
          </table:table-cell>
          <table:table-cell office:value-type="float" office:value="23" calcext:value-type="float">
            <text:p>23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62]-[.C62])" office:value-type="float" office:value="28" calcext:value-type="float">
            <text:p>28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p/a/r/Paratylenchus_macrophallus.html</text:p>
          </table:table-cell>
          <table:table-cell office:value-type="float" office:value="24" calcext:value-type="float">
            <text:p>24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63]-[.C63])" office:value-type="float" office:value="27" calcext:value-type="float">
            <text:p>27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a/n/t/Antoine_Laurent_de_Jussieu_5b0d.html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ABS([.B64]-[.C64])" office:value-type="float" office:value="9" calcext:value-type="float">
            <text:p>9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b/e/e/Beekman_Native_Plant_Arboretum_3bfa.htm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ABS([.B65]-[.C65])"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g/r/a/Graptophyllum_ilicifolium.html</text:p>
          </table:table-cell>
          <table:table-cell office:value-type="float" office:value="27" calcext:value-type="float">
            <text:p>27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66]-[.C66])" office:value-type="float" office:value="24" calcext:value-type="float">
            <text:p>2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c/a/c/Cacteae.htm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ABS([.B67]-[.C67])" office:value-type="float" office:value="3" calcext:value-type="float">
            <text:p>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l/u/c/Lucas_Mareque_fbe0.html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ABS([.B68]-[.C68])" office:value-type="float" office:value="7" calcext:value-type="float">
            <text:p>7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1/9/7/1971_European_Formula_Two_season_79ea.html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ABS([.B69]-[.C69])" office:value-type="float" office:value="13" calcext:value-type="float">
            <text:p>1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w/o/r/World_Pump_Festival_1479.html</text:p>
          </table:table-cell>
          <table:table-cell office:value-type="float" office:value="31" calcext:value-type="float">
            <text:p>31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70]-[.C70])" office:value-type="float" office:value="20" calcext:value-type="float">
            <text:p>2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g/e/o/George_Maxwell_8d58.html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ABS([.B71]-[.C71])" office:value-type="float" office:value="12" calcext:value-type="float">
            <text:p>1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f/u/k/Fukushima_II_Nuclear_Power_Plant_3a9e.html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formula="of:=ABS([.B72]-[.C72])" office:value-type="float" office:value="18" calcext:value-type="float">
            <text:p>18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v/a/l/Valley_Power_63f8.html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formula="of:=ABS([.B73]-[.C73])" office:value-type="float" office:value="13" calcext:value-type="float">
            <text:p>1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a/n/n/Annona_reticulata.html</text:p>
          </table:table-cell>
          <table:table-cell office:value-type="float" office:value="35" calcext:value-type="float">
            <text:p>35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74]-[.C74])" office:value-type="float" office:value="16" calcext:value-type="float">
            <text:p>1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m/a/n/Man-eating_tree.html</text:p>
          </table:table-cell>
          <table:table-cell office:value-type="float" office:value="36" calcext:value-type="float">
            <text:p>36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75]-[.C75])" office:value-type="float" office:value="15" calcext:value-type="float">
            <text:p>15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f/o/r/Ford_River_Rouge_Complex_84fc.html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76]-[.C76])" office:value-type="float" office:value="14" calcext:value-type="float">
            <text:p>1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s/e/n/Senecioneae.html</text:p>
          </table:table-cell>
          <table:table-cell office:value-type="float" office:value="38" calcext:value-type="float">
            <text:p>38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77]-[.C77])" office:value-type="float" office:value="13" calcext:value-type="float">
            <text:p>1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b/e/t/Bethlehem_Steel_119e.html</text:p>
          </table:table-cell>
          <table:table-cell office:value-type="float" office:value="39" calcext:value-type="float">
            <text:p>39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78]-[.C78])" office:value-type="float" office:value="12" calcext:value-type="float">
            <text:p>1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s/a/l/Salix_herbacea.html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79]-[.C79])" office:value-type="float" office:value="11" calcext:value-type="float">
            <text:p>11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b/y/t/Byttneria.html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ABS([.B80]-[.C80])" office:value-type="float" office:value="3" calcext:value-type="float">
            <text:p>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u/n/i/University_of_California,_Irvine,_Arboretum_444f.html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ABS([.B81]-[.C81])" office:value-type="float" office:value="21" calcext:value-type="float">
            <text:p>21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t/r/i/Trimerotropis_infantilis.html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ABS([.B82]-[.C82])" office:value-type="float" office:value="5" calcext:value-type="float">
            <text:p>5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l/i/s/List_of_Lepidoptera_that_feed_on_roses_5f9f.html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ABS([.B83]-[.C83])" office:value-type="float" office:value="7" calcext:value-type="float">
            <text:p>7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m/a/r/Margherita_Sarfatti_a9c1.html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ABS([.B84]-[.C84])" office:value-type="float" office:value="21" calcext:value-type="float">
            <text:p>21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j/a/t/Jatropha_curcas.html</text:p>
          </table:table-cell>
          <table:table-cell office:value-type="float" office:value="46" calcext:value-type="float">
            <text:p>46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85]-[.C85])" office:value-type="float" office:value="5" calcext:value-type="float">
            <text:p>5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f/o/r/Ford_Motor_Company_of_New_Zealand_54af.html</text:p>
          </table:table-cell>
          <table:table-cell office:value-type="float" office:value="47" calcext:value-type="float">
            <text:p>47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86]-[.C86])" office:value-type="float" office:value="4" calcext:value-type="float">
            <text:p>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b/r/a/Braunsia_apiculata.html</text:p>
          </table:table-cell>
          <table:table-cell office:value-type="float" office:value="48" calcext:value-type="float">
            <text:p>48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87]-[.C87])" office:value-type="float" office:value="3" calcext:value-type="float">
            <text:p>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e/m/e/Emex_australis.html</text:p>
          </table:table-cell>
          <table:table-cell office:value-type="float" office:value="49" calcext:value-type="float">
            <text:p>49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88]-[.C88])"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f/i/d/Fiddleneck.html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ABS([.B89]-[.C89]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l/u/i/Luis_Petcoff_Naidenoff_d2d4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ABS([.B90]-[.C90])" office:value-type="float" office:value="48" calcext:value-type="float">
            <text:p>48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t/o/u/Tour_of_Somerville_689f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formula="of:=ABS([.B91]-[.C91])" office:value-type="float" office:value="42" calcext:value-type="float">
            <text:p>4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c/a/t/Cattle_Tyrant_9707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ABS([.B92]-[.C92])" office:value-type="float" office:value="40" calcext:value-type="float">
            <text:p>4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d/r/y/Drysdal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ABS([.B93]-[.C93])" office:value-type="float" office:value="39" calcext:value-type="float">
            <text:p>39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g/r/e/Great_Pampa-finch_a1dd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formula="of:=ABS([.B94]-[.C94])" office:value-type="float" office:value="38" calcext:value-type="float">
            <text:p>38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l/e/p/Leptodon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formula="of:=ABS([.B95]-[.C95])" office:value-type="float" office:value="32" calcext:value-type="float">
            <text:p>3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a/l/o/Alonzo_de_Barcena_73e8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formula="of:=ABS([.B96]-[.C96])" office:value-type="float" office:value="28" calcext:value-type="float">
            <text:p>28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a/l/l/Allamanda_angustifolia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formula="of:=ABS([.B97]-[.C97])" office:value-type="float" office:value="25" calcext:value-type="float">
            <text:p>25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m/i/m/Mimosa_verrucosa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formula="of:=ABS([.B98]-[.C98])" office:value-type="float" office:value="22" calcext:value-type="float">
            <text:p>2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1/9/5/1955_Italian_Grand_Prix_947d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ABS([.B99]-[.C99])" office:value-type="float" office:value="21" calcext:value-type="float">
            <text:p>21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g/e/m/Gemmules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formula="of:=ABS([.B100]-[.C100])" office:value-type="float" office:value="20" calcext:value-type="float">
            <text:p>2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b/u/d/Buddleja_globosa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formula="of:=ABS([.B101]-[.C101])" office:value-type="float" office:value="19" calcext:value-type="float">
            <text:p>19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i/n/f/Infam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formula="of:=ABS([.B102]-[.C102])" office:value-type="float" office:value="18" calcext:value-type="float">
            <text:p>18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e/s/t/Estonian-American_9fed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formula="of:=ABS([.B103]-[.C103])" office:value-type="float" office:value="16" calcext:value-type="float">
            <text:p>1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c/h/a/Charlie_Yankos_1ef1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formula="of:=ABS([.B104]-[.C104])" office:value-type="float" office:value="15" calcext:value-type="float">
            <text:p>15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l/i/l/Lilium_superbum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formula="of:=ABS([.B105]-[.C105])" office:value-type="float" office:value="14" calcext:value-type="float">
            <text:p>1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h/y/a/Hyacinth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formula="of:=ABS([.B106]-[.C106])" office:value-type="float" office:value="12" calcext:value-type="float">
            <text:p>1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g/i/a/Giardino_Botanico_del_Museo_Civico_di_Scienze_Naturali_di_Faenza_9020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ABS([.B107]-[.C107])" office:value-type="float" office:value="10" calcext:value-type="float">
            <text:p>1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m/o/n/Montanoa_tomentosa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ABS([.B108]-[.C108])" office:value-type="float" office:value="6" calcext:value-type="float">
            <text:p>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c/h/e/Cherokee_Arboretum_at_Audubon_Acres_288a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formula="of:=ABS([.B109]-[.C109])" office:value-type="float" office:value="5" calcext:value-type="float">
            <text:p>5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/articles/l/i/s/List_of_sovereign_states_in_1941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ABS([.B110]-[.C110])"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Diferencia</text:p>
          </table:table-cell>
          <table:table-cell table:style-name="ce3" office:value-type="string" calcext:value-type="string">
            <text:p>Correlacion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 table:formula="of:=SUM([.D3:.D12])" office:value-type="float" office:value="47" calcext:value-type="float">
            <text:p>47</text:p>
          </table:table-cell>
          <table:table-cell table:style-name="ce23" table:formula="of:=CORREL([.B3:.B12];[.C3:.C12])" office:value-type="float" office:value="-0.346602614763012" calcext:value-type="float">
            <text:p>-0,35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4" table:formula="of:=SUM([.D14:.D38])" office:value-type="float" office:value="164" calcext:value-type="float">
            <text:p>164</text:p>
          </table:table-cell>
          <table:table-cell table:style-name="ce23" table:formula="of:==CORREL([.B14:.B38];[.C14:.C38])" office:value-type="float" office:value="0.642116403775582" calcext:value-type="float">
            <text:p>0,64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float" office:value="50" calcext:value-type="float">
            <text:p>50</text:p>
          </table:table-cell>
          <table:table-cell table:style-name="ce5" table:formula="of:=SUM([.D40:.D89])" office:value-type="float" office:value="654" calcext:value-type="float">
            <text:p>654</text:p>
          </table:table-cell>
          <table:table-cell table:style-name="ce23" table:formula="of:==CORREL([.B40:.B89];[.C40:.C89])" office:value-type="float" office:value="0.650032435103136" calcext:value-type="float">
            <text:p>0,65</text:p>
          </table:table-cell>
          <table:table-cell/>
        </table:table-row>
        <table:table-row table:style-name="ro2" table:number-rows-repeated="27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Diferencia</text:p>
          </table:table-cell>
          <table:table-cell table:style-name="ce3" office:value-type="string" calcext:value-type="string">
            <text:p>Correlacion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 table:formula="of:=SUM([.$D$40:.$D$49])" office:value-type="float" office:value="98" calcext:value-type="float">
            <text:p>98</text:p>
          </table:table-cell>
          <table:table-cell table:style-name="ce6" table:formula="of:=1-((6*[.D144])/([.C144]*(POWER([.C144];2)-1)))" office:value-type="float" office:value="0.406060606060606" calcext:value-type="float">
            <text:p>0,4061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4" table:formula="of:=SUM([.$D$40:.$D$63])" office:value-type="float" office:value="381" calcext:value-type="float">
            <text:p>381</text:p>
          </table:table-cell>
          <table:table-cell table:style-name="ce6" table:formula="of:=1-((6*[.D145])/([.C145]*(POWER([.C145];2)-1)))" office:value-type="float" office:value="0.853461538461539" calcext:value-type="float">
            <text:p>0,8535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float" office:value="50" calcext:value-type="float">
            <text:p>50</text:p>
          </table:table-cell>
          <table:table-cell table:style-name="ce5" table:formula="of:=SUM([.$D$40:.$D$89])" office:value-type="float" office:value="654" calcext:value-type="float">
            <text:p>654</text:p>
          </table:table-cell>
          <table:table-cell table:style-name="ce6" table:formula="of:=1-((6*[.D146])/([.C146]*(POWER([.C146];2)-1)))" office:value-type="float" office:value="0.96859543817527" calcext:value-type="float">
            <text:p>0,9686</text:p>
          </table:table-cell>
          <table:table-cell/>
        </table:table-row>
      </table:table>
      <table:table table:name="Q4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ce19"/>
        <table:table-column table:style-name="co5" table:default-cell-style-name="Default"/>
        <table:table-row table:style-name="ro3">
          <table:table-cell table:style-name="ce21" office:value-type="string" calcext:value-type="string">
            <text:p>science fiction books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7" office:value-type="string" calcext:value-type="string">
            <text:p>nombre_archivo</text:p>
          </table:table-cell>
          <table:table-cell table:style-name="ce7" office:value-type="string" calcext:value-type="string">
            <text:p>ranking_pyTerrier</text:p>
          </table:table-cell>
          <table:table-cell table:style-name="ce7" office:value-type="string" calcext:value-type="string">
            <text:p>ranking_propio</text:p>
          </table:table-cell>
          <table:table-cell table:style-name="ce18" office:value-type="string" calcext:value-type="string">
            <text:p>diferencia</text:p>
          </table:table-cell>
          <table:table-cell/>
        </table:table-row>
        <table:table-row table:style-name="ro2">
          <table:table-cell office:value-type="string" calcext:value-type="string">
            <text:p>en/articles/b/e/g/Beginnings_(collection).ht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BS([.B3]-[.C3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r/o/b/Robert_J._Sawyer_d73b.html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4]-[.C4])" office:value-type="float" office:value="9" calcext:value-type="float">
            <text:p>9,00</text:p>
          </table:table-cell>
          <table:table-cell/>
        </table:table-row>
        <table:table-row table:style-name="ro2">
          <table:table-cell office:value-type="string" calcext:value-type="string">
            <text:p>en/articles/t/r/a/Trajectories_(magazine).ht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BS([.B5]-[.C5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m/a/r/Marilyn_Singer_d666.html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6]-[.C6])" office:value-type="float" office:value="7" calcext:value-type="float">
            <text:p>7,00</text:p>
          </table:table-cell>
          <table:table-cell/>
        </table:table-row>
        <table:table-row table:style-name="ro2">
          <table:table-cell office:value-type="string" calcext:value-type="string">
            <text:p>en/articles/r/o/b/Robert_Holdstock_9c9e.html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7]-[.C7])" office:value-type="float" office:value="6" calcext:value-type="float">
            <text:p>6,00</text:p>
          </table:table-cell>
          <table:table-cell/>
        </table:table-row>
        <table:table-row table:style-name="ro2">
          <table:table-cell office:value-type="string" calcext:value-type="string">
            <text:p>en/articles/s/t/a/Stardrift_and_Other_Fantastic_Flotsam_e5ba.html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B8]-[.C8])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en/articles/d/i/u/Diuturnity's_Dawn_9a72.html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9]-[.C9])" office:value-type="float" office:value="4" calcext:value-type="float">
            <text:p>4,00</text:p>
          </table:table-cell>
          <table:table-cell/>
        </table:table-row>
        <table:table-row table:style-name="ro2">
          <table:table-cell office:value-type="string" calcext:value-type="string">
            <text:p>en/articles/t/e/t/Tetsu_Yano_ac4d.htm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BS([.B10]-[.C10])" office:value-type="float" office:value="1" calcext:value-type="float">
            <text:p>1,00</text:p>
          </table:table-cell>
          <table:table-cell/>
        </table:table-row>
        <table:table-row table:style-name="ro2">
          <table:table-cell office:value-type="string" calcext:value-type="string">
            <text:p>en/articles/t/h/e/Theresa_Wiggin_7c28.html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11]-[.C11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r/o/g/Rogue_Queen_8f8f.html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ABS([.B12]-[.C12])" office:value-type="float" office:value="1" calcext:value-type="float">
            <text:p>1,00</text:p>
          </table:table-cell>
          <table:table-cell/>
        </table:table-row>
        <table:table-row table:style-name="ro2">
          <table:table-cell table:style-name="ce7" office:value-type="string" calcext:value-type="string">
            <text:p>nombre_archivo</text:p>
          </table:table-cell>
          <table:table-cell table:style-name="ce7" office:value-type="string" calcext:value-type="string">
            <text:p>ranking_pyTerrier</text:p>
          </table:table-cell>
          <table:table-cell table:style-name="ce7" office:value-type="string" calcext:value-type="string">
            <text:p>ranking_propio</text:p>
          </table:table-cell>
          <table:table-cell table:style-name="ce18" office:value-type="string" calcext:value-type="string">
            <text:p>diferencia</text:p>
          </table:table-cell>
          <table:table-cell/>
        </table:table-row>
        <table:table-row table:style-name="ro2">
          <table:table-cell office:value-type="string" calcext:value-type="string">
            <text:p>en/articles/b/e/g/Beginnings_(collection).ht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BS([.B14]-[.C14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r/o/b/Robert_J._Sawyer_d73b.html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15]-[.C15])" office:value-type="float" office:value="24" calcext:value-type="float">
            <text:p>24,00</text:p>
          </table:table-cell>
          <table:table-cell/>
        </table:table-row>
        <table:table-row table:style-name="ro2">
          <table:table-cell office:value-type="string" calcext:value-type="string">
            <text:p>en/articles/t/r/a/Trajectories_(magazine).ht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BS([.B16]-[.C16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m/a/r/Marilyn_Singer_d666.html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17]-[.C17])" office:value-type="float" office:value="22" calcext:value-type="float">
            <text:p>22,00</text:p>
          </table:table-cell>
          <table:table-cell/>
        </table:table-row>
        <table:table-row table:style-name="ro2">
          <table:table-cell office:value-type="string" calcext:value-type="string">
            <text:p>en/articles/r/o/b/Robert_Holdstock_9c9e.html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18]-[.C18])" office:value-type="float" office:value="21" calcext:value-type="float">
            <text:p>21,00</text:p>
          </table:table-cell>
          <table:table-cell/>
        </table:table-row>
        <table:table-row table:style-name="ro2">
          <table:table-cell office:value-type="string" calcext:value-type="string">
            <text:p>en/articles/s/t/a/Stardrift_and_Other_Fantastic_Flotsam_e5ba.html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B19]-[.C19])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en/articles/d/i/u/Diuturnity's_Dawn_9a72.html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ABS([.B20]-[.C20])" office:value-type="float" office:value="6" calcext:value-type="float">
            <text:p>6,00</text:p>
          </table:table-cell>
          <table:table-cell/>
        </table:table-row>
        <table:table-row table:style-name="ro2">
          <table:table-cell office:value-type="string" calcext:value-type="string">
            <text:p>en/articles/t/e/t/Tetsu_Yano_ac4d.htm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BS([.B21]-[.C21])" office:value-type="float" office:value="1" calcext:value-type="float">
            <text:p>1,00</text:p>
          </table:table-cell>
          <table:table-cell/>
        </table:table-row>
        <table:table-row table:style-name="ro2">
          <table:table-cell office:value-type="string" calcext:value-type="string">
            <text:p>en/articles/t/h/e/Theresa_Wiggin_7c28.htm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ABS([.B22]-[.C22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r/o/g/Rogue_Queen_8f8f.html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23]-[.C23])" office:value-type="float" office:value="16" calcext:value-type="float">
            <text:p>16,00</text:p>
          </table:table-cell>
          <table:table-cell/>
        </table:table-row>
        <table:table-row table:style-name="ro2">
          <table:table-cell office:value-type="string" calcext:value-type="string">
            <text:p>en/articles/d/o/n/Donald_Eaton_Carr_04ea.html</text:p>
          </table:table-cell>
          <table:table-cell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24]-[.C24])" office:value-type="float" office:value="15" calcext:value-type="float">
            <text:p>15,00</text:p>
          </table:table-cell>
          <table:table-cell/>
        </table:table-row>
        <table:table-row table:style-name="ro2">
          <table:table-cell office:value-type="string" calcext:value-type="string">
            <text:p>en/articles/a/c/o/Acorna_the_Unicorn_Girl_3ec8.ht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ABS([.B25]-[.C25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a/_/j/A_Journey_in_Other_Worlds_286f.htm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ABS([.B26]-[.C26])" office:value-type="float" office:value="9" calcext:value-type="float">
            <text:p>9,00</text:p>
          </table:table-cell>
          <table:table-cell/>
        </table:table-row>
        <table:table-row table:style-name="ro2">
          <table:table-cell office:value-type="string" calcext:value-type="string">
            <text:p>en/articles/t/h/e/The_Light_of_Other_Days_b05c.html</text:p>
          </table:table-cell>
          <table:table-cell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27]-[.C27])" office:value-type="float" office:value="12" calcext:value-type="float">
            <text:p>12,00</text:p>
          </table:table-cell>
          <table:table-cell/>
        </table:table-row>
        <table:table-row table:style-name="ro2">
          <table:table-cell office:value-type="string" calcext:value-type="string">
            <text:p>en/articles/6/0/t/60th_World_Science_Fiction_Convention_56da.html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28]-[.C28])" office:value-type="float" office:value="11" calcext:value-type="float">
            <text:p>11,00</text:p>
          </table:table-cell>
          <table:table-cell/>
        </table:table-row>
        <table:table-row table:style-name="ro2">
          <table:table-cell office:value-type="string" calcext:value-type="string">
            <text:p>en/articles/g/u/y/Guy_N._Smith_d9ba.html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29]-[.C29])" office:value-type="float" office:value="10" calcext:value-type="float">
            <text:p>10,00</text:p>
          </table:table-cell>
          <table:table-cell/>
        </table:table-row>
        <table:table-row table:style-name="ro2">
          <table:table-cell office:value-type="string" calcext:value-type="string">
            <text:p>en/articles/n/i/n/Ninotchka_Rosca_1499.html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ABS([.B30]-[.C30])" office:value-type="float" office:value="3" calcext:value-type="float">
            <text:p>3,00</text:p>
          </table:table-cell>
          <table:table-cell/>
        </table:table-row>
        <table:table-row table:style-name="ro2">
          <table:table-cell office:value-type="string" calcext:value-type="string">
            <text:p>en/articles/m/a/n/Man-eating_tree.html</text:p>
          </table:table-cell>
          <table:table-cell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1]-[.C31])" office:value-type="float" office:value="8" calcext:value-type="float">
            <text:p>8,00</text:p>
          </table:table-cell>
          <table:table-cell/>
        </table:table-row>
        <table:table-row table:style-name="ro2">
          <table:table-cell office:value-type="string" calcext:value-type="string">
            <text:p>en/articles/p/h/i/Philcon.htm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ABS([.B32]-[.C32])" office:value-type="float" office:value="11" calcext:value-type="float">
            <text:p>11,00</text:p>
          </table:table-cell>
          <table:table-cell/>
        </table:table-row>
        <table:table-row table:style-name="ro2">
          <table:table-cell office:value-type="string" calcext:value-type="string">
            <text:p>en/articles/t/o/b/Toby_Johnson_d25e.html</text:p>
          </table:table-cell>
          <table:table-cell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3]-[.C33])" office:value-type="float" office:value="6" calcext:value-type="float">
            <text:p>6,00</text:p>
          </table:table-cell>
          <table:table-cell/>
        </table:table-row>
        <table:table-row table:style-name="ro2">
          <table:table-cell office:value-type="string" calcext:value-type="string">
            <text:p>en/articles/l/a/r/Larry_Niven_d1bb.html</text:p>
          </table:table-cell>
          <table:table-cell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4]-[.C34])" office:value-type="float" office:value="5" calcext:value-type="float">
            <text:p>5,00</text:p>
          </table:table-cell>
          <table:table-cell/>
        </table:table-row>
        <table:table-row table:style-name="ro2">
          <table:table-cell office:value-type="string" calcext:value-type="string">
            <text:p>en/articles/w/h/i/White_holes_in_fiction.html</text:p>
          </table:table-cell>
          <table:table-cell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5]-[.C35])" office:value-type="float" office:value="4" calcext:value-type="float">
            <text:p>4,00</text:p>
          </table:table-cell>
          <table:table-cell/>
        </table:table-row>
        <table:table-row table:style-name="ro2">
          <table:table-cell office:value-type="string" calcext:value-type="string">
            <text:p>en/articles/m/a/g/Maggie_MacDonald_8f66.html</text:p>
          </table:table-cell>
          <table:table-cell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6]-[.C36])" office:value-type="float" office:value="3" calcext:value-type="float">
            <text:p>3,00</text:p>
          </table:table-cell>
          <table:table-cell/>
        </table:table-row>
        <table:table-row table:style-name="ro2">
          <table:table-cell office:value-type="string" calcext:value-type="string">
            <text:p>en/articles/g/o/d/Godot.html</text:p>
          </table:table-cell>
          <table:table-cell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ABS([.B37]-[.C37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p/a/u/Paul_G._Tremblay_6d60.html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ABS([.B38]-[.C38])" office:value-type="float" office:value="7" calcext:value-type="float">
            <text:p>7,00</text:p>
          </table:table-cell>
          <table:table-cell/>
        </table:table-row>
        <table:table-row table:style-name="ro2">
          <table:table-cell table:style-name="ce7" office:value-type="string" calcext:value-type="string">
            <text:p>nombre_archivo</text:p>
          </table:table-cell>
          <table:table-cell table:style-name="ce7" office:value-type="string" calcext:value-type="string">
            <text:p>ranking_pyTerrier</text:p>
          </table:table-cell>
          <table:table-cell table:style-name="ce7" office:value-type="string" calcext:value-type="string">
            <text:p>ranking_propio</text:p>
          </table:table-cell>
          <table:table-cell table:style-name="ce18" office:value-type="string" calcext:value-type="string">
            <text:p>diferencia</text:p>
          </table:table-cell>
          <table:table-cell/>
        </table:table-row>
        <table:table-row table:style-name="ro2">
          <table:table-cell office:value-type="string" calcext:value-type="string">
            <text:p>en/articles/b/e/g/Beginnings_(collection).ht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BS([.B40]-[.C40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r/o/b/Robert_J._Sawyer_d73b.html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ABS([.B41]-[.C41])" office:value-type="float" office:value="46" calcext:value-type="float">
            <text:p>46,00</text:p>
          </table:table-cell>
          <table:table-cell/>
        </table:table-row>
        <table:table-row table:style-name="ro2">
          <table:table-cell office:value-type="string" calcext:value-type="string">
            <text:p>en/articles/t/r/a/Trajectories_(magazine).ht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BS([.B42]-[.C42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m/a/r/Marilyn_Singer_d666.html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43]-[.C43])" office:value-type="float" office:value="47" calcext:value-type="float">
            <text:p>47,00</text:p>
          </table:table-cell>
          <table:table-cell/>
        </table:table-row>
        <table:table-row table:style-name="ro2">
          <table:table-cell office:value-type="string" calcext:value-type="string">
            <text:p>en/articles/r/o/b/Robert_Holdstock_9c9e.html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ABS([.B44]-[.C44])" office:value-type="float" office:value="28" calcext:value-type="float">
            <text:p>28,00</text:p>
          </table:table-cell>
          <table:table-cell/>
        </table:table-row>
        <table:table-row table:style-name="ro2">
          <table:table-cell office:value-type="string" calcext:value-type="string">
            <text:p>en/articles/s/t/a/Stardrift_and_Other_Fantastic_Flotsam_e5ba.html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BS([.B45]-[.C45])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en/articles/d/i/u/Diuturnity's_Dawn_9a72.html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ABS([.B46]-[.C46])" office:value-type="float" office:value="6" calcext:value-type="float">
            <text:p>6,00</text:p>
          </table:table-cell>
          <table:table-cell/>
        </table:table-row>
        <table:table-row table:style-name="ro2">
          <table:table-cell office:value-type="string" calcext:value-type="string">
            <text:p>en/articles/t/e/t/Tetsu_Yano_ac4d.htm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BS([.B47]-[.C47])" office:value-type="float" office:value="1" calcext:value-type="float">
            <text:p>1,00</text:p>
          </table:table-cell>
          <table:table-cell/>
        </table:table-row>
        <table:table-row table:style-name="ro2">
          <table:table-cell office:value-type="string" calcext:value-type="string">
            <text:p>en/articles/t/h/e/Theresa_Wiggin_7c28.htm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ABS([.B48]-[.C48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r/o/g/Rogue_Queen_8f8f.html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ABS([.B49]-[.C49])" office:value-type="float" office:value="16" calcext:value-type="float">
            <text:p>16,00</text:p>
          </table:table-cell>
          <table:table-cell/>
        </table:table-row>
        <table:table-row table:style-name="ro2">
          <table:table-cell office:value-type="string" calcext:value-type="string">
            <text:p>en/articles/d/o/n/Donald_Eaton_Carr_04ea.html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ABS([.B50]-[.C50])" office:value-type="float" office:value="23" calcext:value-type="float">
            <text:p>23,00</text:p>
          </table:table-cell>
          <table:table-cell/>
        </table:table-row>
        <table:table-row table:style-name="ro2">
          <table:table-cell office:value-type="string" calcext:value-type="string">
            <text:p>en/articles/a/c/o/Acorna_the_Unicorn_Girl_3ec8.ht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ABS([.B51]-[.C51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a/_/j/A_Journey_in_Other_Worlds_286f.htm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ABS([.B52]-[.C52])" office:value-type="float" office:value="9" calcext:value-type="float">
            <text:p>9,00</text:p>
          </table:table-cell>
          <table:table-cell/>
        </table:table-row>
        <table:table-row table:style-name="ro2">
          <table:table-cell office:value-type="string" calcext:value-type="string">
            <text:p>en/articles/t/h/e/The_Light_of_Other_Days_b05c.html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ABS([.B53]-[.C53])" office:value-type="float" office:value="29" calcext:value-type="float">
            <text:p>29,00</text:p>
          </table:table-cell>
          <table:table-cell/>
        </table:table-row>
        <table:table-row table:style-name="ro2">
          <table:table-cell office:value-type="string" calcext:value-type="string">
            <text:p>en/articles/6/0/t/60th_World_Science_Fiction_Convention_56da.html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54]-[.C54])" office:value-type="float" office:value="36" calcext:value-type="float">
            <text:p>36,00</text:p>
          </table:table-cell>
          <table:table-cell/>
        </table:table-row>
        <table:table-row table:style-name="ro2">
          <table:table-cell office:value-type="string" calcext:value-type="string">
            <text:p>en/articles/g/u/y/Guy_N._Smith_d9ba.html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55]-[.C55])" office:value-type="float" office:value="35" calcext:value-type="float">
            <text:p>35,00</text:p>
          </table:table-cell>
          <table:table-cell/>
        </table:table-row>
        <table:table-row table:style-name="ro2">
          <table:table-cell office:value-type="string" calcext:value-type="string">
            <text:p>en/articles/n/i/n/Ninotchka_Rosca_1499.html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ABS([.B56]-[.C56])" office:value-type="float" office:value="3" calcext:value-type="float">
            <text:p>3,00</text:p>
          </table:table-cell>
          <table:table-cell/>
        </table:table-row>
        <table:table-row table:style-name="ro2">
          <table:table-cell office:value-type="string" calcext:value-type="string">
            <text:p>en/articles/m/a/n/Man-eating_tree.html</text:p>
          </table:table-cell>
          <table:table-cell office:value-type="float" office:value="18" calcext:value-type="float">
            <text:p>18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57]-[.C57])" office:value-type="float" office:value="33" calcext:value-type="float">
            <text:p>33,00</text:p>
          </table:table-cell>
          <table:table-cell/>
        </table:table-row>
        <table:table-row table:style-name="ro2">
          <table:table-cell office:value-type="string" calcext:value-type="string">
            <text:p>en/articles/p/h/i/Philcon.htm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ABS([.B58]-[.C58])" office:value-type="float" office:value="11" calcext:value-type="float">
            <text:p>11,00</text:p>
          </table:table-cell>
          <table:table-cell/>
        </table:table-row>
        <table:table-row table:style-name="ro2">
          <table:table-cell office:value-type="string" calcext:value-type="string">
            <text:p>en/articles/t/o/b/Toby_Johnson_d25e.html</text:p>
          </table:table-cell>
          <table:table-cell office:value-type="float" office:value="20" calcext:value-type="float">
            <text:p>20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59]-[.C59])" office:value-type="float" office:value="31" calcext:value-type="float">
            <text:p>31,00</text:p>
          </table:table-cell>
          <table:table-cell/>
        </table:table-row>
        <table:table-row table:style-name="ro2">
          <table:table-cell office:value-type="string" calcext:value-type="string">
            <text:p>en/articles/l/a/r/Larry_Niven_d1bb.html</text:p>
          </table:table-cell>
          <table:table-cell office:value-type="float" office:value="21" calcext:value-type="float">
            <text:p>21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60]-[.C60])" office:value-type="float" office:value="30" calcext:value-type="float">
            <text:p>30,00</text:p>
          </table:table-cell>
          <table:table-cell/>
        </table:table-row>
        <table:table-row table:style-name="ro2">
          <table:table-cell office:value-type="string" calcext:value-type="string">
            <text:p>en/articles/w/h/i/White_holes_in_fiction.ht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ABS([.B61]-[.C61])" office:value-type="float" office:value="7" calcext:value-type="float">
            <text:p>7,00</text:p>
          </table:table-cell>
          <table:table-cell/>
        </table:table-row>
        <table:table-row table:style-name="ro2">
          <table:table-cell office:value-type="string" calcext:value-type="string">
            <text:p>en/articles/m/a/g/Maggie_MacDonald_8f66.html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formula="of:=ABS([.B62]-[.C62])" office:value-type="float" office:value="12" calcext:value-type="float">
            <text:p>12,00</text:p>
          </table:table-cell>
          <table:table-cell/>
        </table:table-row>
        <table:table-row table:style-name="ro2">
          <table:table-cell office:value-type="string" calcext:value-type="string">
            <text:p>en/articles/g/o/d/Godot.html</text:p>
          </table:table-cell>
          <table:table-cell office:value-type="float" office:value="24" calcext:value-type="float">
            <text:p>24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63]-[.C63])" office:value-type="float" office:value="27" calcext:value-type="float">
            <text:p>27,00</text:p>
          </table:table-cell>
          <table:table-cell/>
        </table:table-row>
        <table:table-row table:style-name="ro2">
          <table:table-cell office:value-type="string" calcext:value-type="string">
            <text:p>en/articles/p/a/u/Paul_G._Tremblay_6d60.html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ABS([.B64]-[.C64])" office:value-type="float" office:value="7" calcext:value-type="float">
            <text:p>7,00</text:p>
          </table:table-cell>
          <table:table-cell/>
        </table:table-row>
        <table:table-row table:style-name="ro2">
          <table:table-cell office:value-type="string" calcext:value-type="string">
            <text:p>en/articles/t/i/b/Command_&amp;_Conquer~_Tiberium_Wars_(novel)_0a72.html</text:p>
          </table:table-cell>
          <table:table-cell office:value-type="float" office:value="26" calcext:value-type="float">
            <text:p>26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65]-[.C65])" office:value-type="float" office:value="25" calcext:value-type="float">
            <text:p>25,00</text:p>
          </table:table-cell>
          <table:table-cell/>
        </table:table-row>
        <table:table-row table:style-name="ro2">
          <table:table-cell office:value-type="string" calcext:value-type="string">
            <text:p>en/articles/u/n/e/Une_rose_au_paradis.htm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ABS([.B66]-[.C66])" office:value-type="float" office:value="22" calcext:value-type="float">
            <text:p>22,00</text:p>
          </table:table-cell>
          <table:table-cell/>
        </table:table-row>
        <table:table-row table:style-name="ro2">
          <table:table-cell office:value-type="string" calcext:value-type="string">
            <text:p>en/articles/n/i/c/Nick_and_the_Glimmung_1422.html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67]-[.C67])" office:value-type="float" office:value="23" calcext:value-type="float">
            <text:p>23,00</text:p>
          </table:table-cell>
          <table:table-cell/>
        </table:table-row>
        <table:table-row table:style-name="ro2">
          <table:table-cell office:value-type="string" calcext:value-type="string">
            <text:p>en/articles/s/p/o/Spoo.html</text:p>
          </table:table-cell>
          <table:table-cell office:value-type="float" office:value="29" calcext:value-type="float">
            <text:p>29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68]-[.C68])" office:value-type="float" office:value="22" calcext:value-type="float">
            <text:p>22,00</text:p>
          </table:table-cell>
          <table:table-cell/>
        </table:table-row>
        <table:table-row table:style-name="ro2">
          <table:table-cell office:value-type="string" calcext:value-type="string">
            <text:p>en/articles/t/h/i/Think!_(Asimov_short_story)_3a27.html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ABS([.B69]-[.C69])" office:value-type="float" office:value="8" calcext:value-type="float">
            <text:p>8,00</text:p>
          </table:table-cell>
          <table:table-cell/>
        </table:table-row>
        <table:table-row table:style-name="ro2">
          <table:table-cell office:value-type="string" calcext:value-type="string">
            <text:p>en/articles/c/o/u/Counter-Clock_World_b040.html</text:p>
          </table:table-cell>
          <table:table-cell office:value-type="float" office:value="31" calcext:value-type="float">
            <text:p>31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70]-[.C70])" office:value-type="float" office:value="20" calcext:value-type="float">
            <text:p>20,00</text:p>
          </table:table-cell>
          <table:table-cell/>
        </table:table-row>
        <table:table-row table:style-name="ro2">
          <table:table-cell office:value-type="string" calcext:value-type="string">
            <text:p>en/articles/t/r/a/Trapped_(novel).html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ABS([.B71]-[.C71])" office:value-type="float" office:value="15" calcext:value-type="float">
            <text:p>15,00</text:p>
          </table:table-cell>
          <table:table-cell/>
        </table:table-row>
        <table:table-row table:style-name="ro2">
          <table:table-cell office:value-type="string" calcext:value-type="string">
            <text:p>en/articles/t/h/e/The_Siege_(disambiguation)_6713.html</text:p>
          </table:table-cell>
          <table:table-cell office:value-type="float" office:value="33" calcext:value-type="float">
            <text:p>33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72]-[.C72])" office:value-type="float" office:value="18" calcext:value-type="float">
            <text:p>18,00</text:p>
          </table:table-cell>
          <table:table-cell/>
        </table:table-row>
        <table:table-row table:style-name="ro2">
          <table:table-cell office:value-type="string" calcext:value-type="string">
            <text:p>en/articles/p/r/o/Project_Nightmare_b0c3.htm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ABS([.B73]-[.C73])" office:value-type="float" office:value="32" calcext:value-type="float">
            <text:p>32,00</text:p>
          </table:table-cell>
          <table:table-cell/>
        </table:table-row>
        <table:table-row table:style-name="ro2">
          <table:table-cell office:value-type="string" calcext:value-type="string">
            <text:p>en/articles/b/s/f/BSFA_award_2530.html</text:p>
          </table:table-cell>
          <table:table-cell office:value-type="float" office:value="35" calcext:value-type="float">
            <text:p>35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74]-[.C74])" office:value-type="float" office:value="16" calcext:value-type="float">
            <text:p>16,00</text:p>
          </table:table-cell>
          <table:table-cell/>
        </table:table-row>
        <table:table-row table:style-name="ro2">
          <table:table-cell office:value-type="string" calcext:value-type="string">
            <text:p>en/articles/d/i/s/DiscoveryBox_da98.html</text:p>
          </table:table-cell>
          <table:table-cell office:value-type="float" office:value="36" calcext:value-type="float">
            <text:p>36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75]-[.C75])" office:value-type="float" office:value="15" calcext:value-type="float">
            <text:p>15,00</text:p>
          </table:table-cell>
          <table:table-cell/>
        </table:table-row>
        <table:table-row table:style-name="ro2">
          <table:table-cell office:value-type="string" calcext:value-type="string">
            <text:p>en/articles/b/o/z/Bozo_the_Iron_Man_8772.html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76]-[.C76])" office:value-type="float" office:value="14" calcext:value-type="float">
            <text:p>14,00</text:p>
          </table:table-cell>
          <table:table-cell/>
        </table:table-row>
        <table:table-row table:style-name="ro2">
          <table:table-cell office:value-type="string" calcext:value-type="string">
            <text:p>en/articles/c/a/p/Captain_Ultra_(TV_series)_e557.html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formula="of:=ABS([.B77]-[.C77])" office:value-type="float" office:value="29" calcext:value-type="float">
            <text:p>29,00</text:p>
          </table:table-cell>
          <table:table-cell/>
        </table:table-row>
        <table:table-row table:style-name="ro2">
          <table:table-cell office:value-type="string" calcext:value-type="string">
            <text:p>en/articles/f/l/a/Flash_Crowd_c9f4.html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formula="of:=ABS([.B78]-[.C78])" office:value-type="float" office:value="22" calcext:value-type="float">
            <text:p>22,00</text:p>
          </table:table-cell>
          <table:table-cell/>
        </table:table-row>
        <table:table-row table:style-name="ro2">
          <table:table-cell office:value-type="string" calcext:value-type="string">
            <text:p>en/articles/h/o/n/Honorverse_concepts_and_terminology.html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79]-[.C79])" office:value-type="float" office:value="11" calcext:value-type="float">
            <text:p>11,00</text:p>
          </table:table-cell>
          <table:table-cell/>
        </table:table-row>
        <table:table-row table:style-name="ro2">
          <table:table-cell office:value-type="string" calcext:value-type="string">
            <text:p>en/articles/s/h/a/Shadow_Puppets_0a33.html</text:p>
          </table:table-cell>
          <table:table-cell office:value-type="float" office:value="41" calcext:value-type="float">
            <text:p>41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80]-[.C80])" office:value-type="float" office:value="10" calcext:value-type="float">
            <text:p>10,00</text:p>
          </table:table-cell>
          <table:table-cell/>
        </table:table-row>
        <table:table-row table:style-name="ro2">
          <table:table-cell office:value-type="string" calcext:value-type="string">
            <text:p>en/articles/t/h/e/The_Snow_Queen_(novel)_18d3.html</text:p>
          </table:table-cell>
          <table:table-cell office:value-type="float" office:value="42" calcext:value-type="float">
            <text:p>42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81]-[.C81])" office:value-type="float" office:value="9" calcext:value-type="float">
            <text:p>9,00</text:p>
          </table:table-cell>
          <table:table-cell/>
        </table:table-row>
        <table:table-row table:style-name="ro2">
          <table:table-cell office:value-type="string" calcext:value-type="string">
            <text:p>en/articles/c/u/l/Cultural_depictions_of_dinosaurs.html</text:p>
          </table:table-cell>
          <table:table-cell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82]-[.C82])" office:value-type="float" office:value="8" calcext:value-type="float">
            <text:p>8,00</text:p>
          </table:table-cell>
          <table:table-cell/>
        </table:table-row>
        <table:table-row table:style-name="ro2">
          <table:table-cell office:value-type="string" calcext:value-type="string">
            <text:p>en/articles/c/h/r/Christopher_Sorrentino_3b1d.html</text:p>
          </table:table-cell>
          <table:table-cell office:value-type="float" office:value="44" calcext:value-type="float">
            <text:p>44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83]-[.C83])" office:value-type="float" office:value="7" calcext:value-type="float">
            <text:p>7,00</text:p>
          </table:table-cell>
          <table:table-cell/>
        </table:table-row>
        <table:table-row table:style-name="ro2">
          <table:table-cell office:value-type="string" calcext:value-type="string">
            <text:p>en/articles/g/o/o/Goose_Lane_Editions_a456.html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ABS([.B84]-[.C84])" office:value-type="float" office:value="13" calcext:value-type="float">
            <text:p>13,00</text:p>
          </table:table-cell>
          <table:table-cell/>
        </table:table-row>
        <table:table-row table:style-name="ro2">
          <table:table-cell office:value-type="string" calcext:value-type="string">
            <text:p>en/articles/k/n/o/Knowledge_and_Decisions_82ec.html</text:p>
          </table:table-cell>
          <table:table-cell office:value-type="float" office:value="46" calcext:value-type="float">
            <text:p>46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85]-[.C85])" office:value-type="float" office:value="5" calcext:value-type="float">
            <text:p>5,00</text:p>
          </table:table-cell>
          <table:table-cell/>
        </table:table-row>
        <table:table-row table:style-name="ro2">
          <table:table-cell office:value-type="string" calcext:value-type="string">
            <text:p>en/articles/t/h/e/The_Princess_Bride_1c49.html</text:p>
          </table:table-cell>
          <table:table-cell office:value-type="float" office:value="47" calcext:value-type="float">
            <text:p>47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86]-[.C86])" office:value-type="float" office:value="4" calcext:value-type="float">
            <text:p>4,00</text:p>
          </table:table-cell>
          <table:table-cell/>
        </table:table-row>
        <table:table-row table:style-name="ro2">
          <table:table-cell office:value-type="string" calcext:value-type="string">
            <text:p>en/articles/t/h/e/The_Fixer_(Malamud_novel)_c56d.html</text:p>
          </table:table-cell>
          <table:table-cell office:value-type="float" office:value="48" calcext:value-type="float">
            <text:p>48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87]-[.C87])" office:value-type="float" office:value="3" calcext:value-type="float">
            <text:p>3,00</text:p>
          </table:table-cell>
          <table:table-cell/>
        </table:table-row>
        <table:table-row table:style-name="ro2">
          <table:table-cell office:value-type="string" calcext:value-type="string">
            <text:p>en/articles/t/a/m/Tamora_Pierce_4cdc.html</text:p>
          </table:table-cell>
          <table:table-cell office:value-type="float" office:value="49" calcext:value-type="float">
            <text:p>49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88]-[.C88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e/l/f/Elfwood.html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formula="of:=ABS([.B89]-[.C89])" office:value-type="float" office:value="1" calcext:value-type="float">
            <text:p>1,00</text:p>
          </table:table-cell>
          <table:table-cell/>
        </table:table-row>
        <table:table-row table:style-name="ro2">
          <table:table-cell office:value-type="string" calcext:value-type="string">
            <text:p>en/articles/d/i/f/Diffusion_boundary_layer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ABS([.B90]-[.C90])" office:value-type="float" office:value="39" calcext:value-type="float">
            <text:p>39,00</text:p>
          </table:table-cell>
          <table:table-cell/>
        </table:table-row>
        <table:table-row table:style-name="ro2">
          <table:table-cell office:value-type="string" calcext:value-type="string">
            <text:p>en/articles/a/_/c/New_Queer_Cinema~_A_Critical_Reader_1664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ABS([.B91]-[.C91])" office:value-type="float" office:value="36" calcext:value-type="float">
            <text:p>36,00</text:p>
          </table:table-cell>
          <table:table-cell/>
        </table:table-row>
        <table:table-row table:style-name="ro2">
          <table:table-cell office:value-type="string" calcext:value-type="string">
            <text:p>en/articles/n/o/o/Noosa_Film_Festival_a9ed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formula="of:=ABS([.B92]-[.C92])" office:value-type="float" office:value="35" calcext:value-type="float">
            <text:p>35,00</text:p>
          </table:table-cell>
          <table:table-cell/>
        </table:table-row>
        <table:table-row table:style-name="ro2">
          <table:table-cell office:value-type="string" calcext:value-type="string">
            <text:p>en/articles/p/a/u/Pau_yuen_tong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formula="of:=ABS([.B93]-[.C93])" office:value-type="float" office:value="32" calcext:value-type="float">
            <text:p>32,00</text:p>
          </table:table-cell>
          <table:table-cell/>
        </table:table-row>
        <table:table-row table:style-name="ro2">
          <table:table-cell office:value-type="string" calcext:value-type="string">
            <text:p>en/articles/c/o/n/Convergence_(series)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formula="of:=ABS([.B94]-[.C94])" office:value-type="float" office:value="31" calcext:value-type="float">
            <text:p>31,00</text:p>
          </table:table-cell>
          <table:table-cell/>
        </table:table-row>
        <table:table-row table:style-name="ro2">
          <table:table-cell office:value-type="string" calcext:value-type="string">
            <text:p>en/articles/s/t/e/Stephen_Donaldson_e80c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formula="of:=ABS([.B95]-[.C95])" office:value-type="float" office:value="30" calcext:value-type="float">
            <text:p>30,00</text:p>
          </table:table-cell>
          <table:table-cell/>
        </table:table-row>
        <table:table-row table:style-name="ro2">
          <table:table-cell office:value-type="string" calcext:value-type="string">
            <text:p>en/articles/q/u/a/Quarantine_(2008_film)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formula="of:=ABS([.B96]-[.C96])" office:value-type="float" office:value="28" calcext:value-type="float">
            <text:p>28,00</text:p>
          </table:table-cell>
          <table:table-cell/>
        </table:table-row>
        <table:table-row table:style-name="ro2">
          <table:table-cell office:value-type="string" calcext:value-type="string">
            <text:p>en/articles/t/h/e/The_Chronicles_of_Lucius_Leffing_077f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ABS([.B97]-[.C97])" office:value-type="float" office:value="27" calcext:value-type="float">
            <text:p>27,00</text:p>
          </table:table-cell>
          <table:table-cell/>
        </table:table-row>
        <table:table-row table:style-name="ro2">
          <table:table-cell office:value-type="string" calcext:value-type="string">
            <text:p>en/articles/k/a/t/Katharina_Sophia_Schultz_df2b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ABS([.B98]-[.C98])" office:value-type="float" office:value="26" calcext:value-type="float">
            <text:p>26,00</text:p>
          </table:table-cell>
          <table:table-cell/>
        </table:table-row>
        <table:table-row table:style-name="ro2">
          <table:table-cell office:value-type="string" calcext:value-type="string">
            <text:p>en/articles/h/2/p/H2PIA_b4fd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formula="of:=ABS([.B99]-[.C99])" office:value-type="float" office:value="24" calcext:value-type="float">
            <text:p>24,00</text:p>
          </table:table-cell>
          <table:table-cell/>
        </table:table-row>
        <table:table-row table:style-name="ro2">
          <table:table-cell office:value-type="string" calcext:value-type="string">
            <text:p>en/articles/t/o/m/Tomasz_Adamski_4c97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formula="of:=ABS([.B100]-[.C100])" office:value-type="float" office:value="23" calcext:value-type="float">
            <text:p>23,00</text:p>
          </table:table-cell>
          <table:table-cell/>
        </table:table-row>
        <table:table-row table:style-name="ro2">
          <table:table-cell office:value-type="string" calcext:value-type="string">
            <text:p>en/articles/t/h/e/The_Light_in_the_Piazza_(novel)_b8a3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ABS([.B101]-[.C101])" office:value-type="float" office:value="21" calcext:value-type="float">
            <text:p>21,00</text:p>
          </table:table-cell>
          <table:table-cell/>
        </table:table-row>
        <table:table-row table:style-name="ro2">
          <table:table-cell office:value-type="string" calcext:value-type="string">
            <text:p>en/articles/v/o/m/Vomit_Pigs_a463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formula="of:=ABS([.B102]-[.C102])" office:value-type="float" office:value="20" calcext:value-type="float">
            <text:p>20,00</text:p>
          </table:table-cell>
          <table:table-cell/>
        </table:table-row>
        <table:table-row table:style-name="ro2">
          <table:table-cell office:value-type="string" calcext:value-type="string">
            <text:p>en/articles/s/p/e/Specter_(film)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formula="of:=ABS([.B103]-[.C103])" office:value-type="float" office:value="15" calcext:value-type="float">
            <text:p>15,00</text:p>
          </table:table-cell>
          <table:table-cell/>
        </table:table-row>
        <table:table-row table:style-name="ro2">
          <table:table-cell office:value-type="string" calcext:value-type="string">
            <text:p>en/articles/1/1/9/119th_street_(Johnson_County)_56bd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formula="of:=ABS([.B104]-[.C104])" office:value-type="float" office:value="14" calcext:value-type="float">
            <text:p>14,00</text:p>
          </table:table-cell>
          <table:table-cell/>
        </table:table-row>
        <table:table-row table:style-name="ro2">
          <table:table-cell office:value-type="string" calcext:value-type="string">
            <text:p>en/articles/a/_/l/A_Love_in_Germany_6814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formula="of:=ABS([.B105]-[.C105])" office:value-type="float" office:value="13" calcext:value-type="float">
            <text:p>13,00</text:p>
          </table:table-cell>
          <table:table-cell/>
        </table:table-row>
        <table:table-row table:style-name="ro2">
          <table:table-cell office:value-type="string" calcext:value-type="string">
            <text:p>en/articles/a/2E/_/A._Morley_Davies_707d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formula="of:=ABS([.B106]-[.C106])" office:value-type="float" office:value="12" calcext:value-type="float">
            <text:p>12,00</text:p>
          </table:table-cell>
          <table:table-cell/>
        </table:table-row>
        <table:table-row table:style-name="ro2">
          <table:table-cell office:value-type="string" calcext:value-type="string">
            <text:p>en/articles/k/i/n/King_David's_Spaceship_29df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formula="of:=ABS([.B107]-[.C107])" office:value-type="float" office:value="11" calcext:value-type="float">
            <text:p>11,00</text:p>
          </table:table-cell>
          <table:table-cell/>
        </table:table-row>
        <table:table-row table:style-name="ro2">
          <table:table-cell office:value-type="string" calcext:value-type="string">
            <text:p>en/articles/c/r/i/Cris_Velasco_d324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ABS([.B108]-[.C108])" office:value-type="float" office:value="10" calcext:value-type="float">
            <text:p>10,00</text:p>
          </table:table-cell>
          <table:table-cell/>
        </table:table-row>
        <table:table-row table:style-name="ro2">
          <table:table-cell office:value-type="string" calcext:value-type="string">
            <text:p>en/articles/p/o/r/Portable_object_(computing)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ABS([.B109]-[.C109])" office:value-type="float" office:value="9" calcext:value-type="float">
            <text:p>9,00</text:p>
          </table:table-cell>
          <table:table-cell/>
        </table:table-row>
        <table:table-row table:style-name="ro2">
          <table:table-cell office:value-type="string" calcext:value-type="string">
            <text:p>en/articles/a/m/e/American_Guardian_(truck)_2662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formula="of:=ABS([.B110]-[.C110])" office:value-type="float" office:value="7" calcext:value-type="float">
            <text:p>7,00</text:p>
          </table:table-cell>
          <table:table-cell/>
        </table:table-row>
        <table:table-row table:style-name="ro2">
          <table:table-cell office:value-type="string" calcext:value-type="string">
            <text:p>en/articles/s/e/n/Sentimental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ABS([.B111]-[.C111])" office:value-type="float" office:value="6" calcext:value-type="float">
            <text:p>6,00</text:p>
          </table:table-cell>
          <table:table-cell/>
        </table:table-row>
        <table:table-row table:style-name="ro2">
          <table:table-cell office:value-type="string" calcext:value-type="string">
            <text:p>en/articles/s/k/y/Sky_&amp;_Telescope_0718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formula="of:=ABS([.B112]-[.C112])" office:value-type="float" office:value="5" calcext:value-type="float">
            <text:p>5,00</text:p>
          </table:table-cell>
          <table:table-cell/>
        </table:table-row>
        <table:table-row table:style-name="ro2">
          <table:table-cell office:value-type="string" calcext:value-type="string">
            <text:p>en/articles/o/c/t/October_2006_in_scienc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ABS([.B113]-[.C113])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string" calcext:value-type="string">
            <text:p>en/articles/i/n/n/Inner_Mongolia_University_of_Science_and_Technology_b529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ABS([.B114]-[.C114])" office:value-type="float" office:value="1" calcext:value-type="float">
            <text:p>1,0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Diferencia</text:p>
          </table:table-cell>
          <table:table-cell table:style-name="ce3" office:value-type="string" calcext:value-type="string">
            <text:p>Correlacion</text:p>
          </table:table-cell>
        </table:table-row>
        <table:table-row table:style-name="ro3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 table:formula="of:=SUM([.D3:.D12])" office:value-type="float" office:value="34" calcext:value-type="float">
            <text:p>34</text:p>
          </table:table-cell>
          <table:table-cell table:style-name="ce23" table:formula="of:=CORREL([.B3:.B12];[.C3:.C12])" office:value-type="float" office:value="0.464583044339731" calcext:value-type="float">
            <text:p>0,46</text:p>
          </table:table-cell>
        </table:table-row>
        <table:table-row table:style-name="ro3"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4" table:formula="of:=SUM([.D14:.D38])" office:value-type="float" office:value="204" calcext:value-type="float">
            <text:p>204</text:p>
          </table:table-cell>
          <table:table-cell table:style-name="ce23" table:formula="of:=CORREL([.B14:.B38];[.C14:.C38])" office:value-type="float" office:value="0.399202932949634" calcext:value-type="float">
            <text:p>0,40</text:p>
          </table:table-cell>
        </table:table-row>
        <table:table-row table:style-name="ro3">
          <table:table-cell table:number-columns-repeated="2"/>
          <table:table-cell table:style-name="ce4" office:value-type="float" office:value="50" calcext:value-type="float">
            <text:p>50</text:p>
          </table:table-cell>
          <table:table-cell table:style-name="ce5" table:formula="of:=SUM([.D40:.D89])" office:value-type="float" office:value="799" calcext:value-type="float">
            <text:p>799</text:p>
          </table:table-cell>
          <table:table-cell table:style-name="ce23" table:formula="of:=CORREL([.B40:.B89];[.C40:.C89])" office:value-type="float" office:value="0.46406867752298" calcext:value-type="float">
            <text:p>0,46</text:p>
          </table:table-cell>
        </table:table-row>
      </table:table>
      <table:table table:name="Q5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3">
          <table:table-cell table:style-name="ce17" office:value-type="string" calcext:value-type="string">
            <text:p>population nagasaki japan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nombre_archivo</text:p>
          </table:table-cell>
          <table:table-cell table:style-name="ce7" office:value-type="string" calcext:value-type="string">
            <text:p>ranking_pyTerrier</text:p>
          </table:table-cell>
          <table:table-cell table:style-name="ce7" office:value-type="string" calcext:value-type="string">
            <text:p>ranking_propio</text:p>
          </table:table-cell>
          <table:table-cell table:style-name="ce7" office:value-type="string" calcext:value-type="string">
            <text:p>diferencia</text:p>
          </table:table-cell>
          <table:table-cell/>
        </table:table-row>
        <table:table-row table:style-name="ro2">
          <table:table-cell office:value-type="string" calcext:value-type="string">
            <text:p>en/articles/f/u/t/Futsu,_Nagasaki_6d69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a/r/i/Arie,_Nagasaki_63bf.ht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m/i/n/Minamishimabara,_Nagasaki_6362.ht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k/o/b/Kobe_Station_07b4.htm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c/o/s/Cosme_de_Torrès_e30a.ht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a/k/i/Akiko_Domoto_7e48.htm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b/o/m/Bombing_of_Osaka_in_World_War_II_4895.htm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c/a/i/Cairo_Conference_5945.html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n/a/g/Naganohara,_Gunma_49a0.html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c/r/e/Crested_Ibis_93b3.html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string" calcext:value-type="string">
            <text:p>nombre_archivo</text:p>
          </table:table-cell>
          <table:table-cell table:style-name="ce7" office:value-type="string" calcext:value-type="string">
            <text:p>ranking_pyTerrier</text:p>
          </table:table-cell>
          <table:table-cell table:style-name="ce7" office:value-type="string" calcext:value-type="string">
            <text:p>ranking_propio</text:p>
          </table:table-cell>
          <table:table-cell table:style-name="ce7" office:value-type="string" calcext:value-type="string">
            <text:p>diferencia</text:p>
          </table:table-cell>
          <table:table-cell/>
        </table:table-row>
        <table:table-row table:style-name="ro2">
          <table:table-cell office:value-type="string" calcext:value-type="string">
            <text:p>en/articles/f/u/t/Futsu,_Nagasaki_6d69.htm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BS([.C14]-[.B14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a/r/i/Arie,_Nagasaki_63bf.htm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BS([.C15]-[.B15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m/i/n/Minamishimabara,_Nagasaki_6362.html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C16]-[.B16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k/o/b/Kobe_Station_07b4.html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BS([.C17]-[.B17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c/o/s/Cosme_de_Torrès_e30a.html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BS([.C18]-[.B18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a/k/i/Akiko_Domoto_7e48.htm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ABS([.C19]-[.B1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b/o/m/Bombing_of_Osaka_in_World_War_II_4895.htm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BS([.C20]-[.B20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c/a/i/Cairo_Conference_5945.html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formula="of:=ABS([.C21]-[.B21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en/articles/n/a/g/Naganohara,_Gunma_49a0.html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ABS([.C22]-[.B22])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en/articles/c/r/e/Crested_Ibis_93b3.html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ABS([.C23]-[.B23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en/articles/f/u/j/Fujioka,_Tochigi_df61.html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ABS([.C24]-[.B24])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en/articles/l/i/s/List_of_environmental_topics_(N)_409e.html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ABS([.C25]-[.B25])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en/articles/s/e/i/Seiwa,_Kumamoto_1671.html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ABS([.C26]-[.B26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1/s/t/1st_Battalion_2nd_Marines_cc49.html</text:p>
          </table:table-cell>
          <table:table-cell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ABS([.C27]-[.B27])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n/articles/h/a/c/Hachikai,_Aichi_0cba.htm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ABS([.C28]-[.B28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k/a/w/Kawauchi,_Aomori_28ae.htm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ABS([.C29]-[.B29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n/a/m/Namikata,_Ehime_2212.html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ABS([.C30]-[.B30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t/o/b/Tobata-ku,_Kitakyūshū_af95.html</text:p>
          </table:table-cell>
          <table:table-cell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ABS([.C31]-[.B31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en/articles/a/s/a/Asao-ku,_Kawasaki_a280.html</text:p>
          </table:table-cell>
          <table:table-cell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ABS([.C32]-[.B32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m/i/t/Mitoyo_District,_Kagawa_ae1e.html</text:p>
          </table:table-cell>
          <table:table-cell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ABS([.C33]-[.B3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k/a/m/Kamikawa_(Ishikari)_District,_Hokkaidō_69ff.html</text:p>
          </table:table-cell>
          <table:table-cell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ABS([.C34]-[.B34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k/a/r/Kariwa_District,_Niigata_bbc7.html</text:p>
          </table:table-cell>
          <table:table-cell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ABS([.C35]-[.B35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s/p/e/Speed_Skating_at_the_1990_Winter_Asian_Games_78de.ht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ABS([.C36]-[.B36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b/a/n/Bangladeshi-Japanese_relations_4a68.html</text:p>
          </table:table-cell>
          <table:table-cell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ABS([.C37]-[.B37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l/i/s/List_of_sister_cities_in_Canada_d2c2.html</text:p>
          </table:table-cell>
          <table:table-cell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ABS([.C38]-[.B38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string" calcext:value-type="string">
            <text:p>nombre_archivo</text:p>
          </table:table-cell>
          <table:table-cell table:style-name="ce7" office:value-type="string" calcext:value-type="string">
            <text:p>ranking_pyTerrier</text:p>
          </table:table-cell>
          <table:table-cell table:style-name="ce7" office:value-type="string" calcext:value-type="string">
            <text:p>ranking_propio</text:p>
          </table:table-cell>
          <table:table-cell table:style-name="ce7" office:value-type="string" calcext:value-type="string">
            <text:p>diferencia</text:p>
          </table:table-cell>
          <table:table-cell/>
        </table:table-row>
        <table:table-row table:style-name="ro2">
          <table:table-cell office:value-type="string" calcext:value-type="string">
            <text:p>en/articles/f/u/t/Futsu,_Nagasaki_6d69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a/r/i/Arie,_Nagasaki_63bf.ht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m/i/n/Minamishimabara,_Nagasaki_6362.ht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k/o/b/Kobe_Station_07b4.htm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c/o/s/Cosme_de_Torrès_e30a.ht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/articles/a/k/i/Akiko_Domoto_7e48.htm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b/o/m/Bombing_of_Osaka_in_World_War_II_4895.htm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c/a/i/Cairo_Conference_5945.html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en/articles/n/a/g/Naganohara,_Gunma_49a0.html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en/articles/c/r/e/Crested_Ibis_93b3.html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string" calcext:value-type="string">
            <text:p>en/articles/f/u/j/Fujioka,_Tochigi_df61.html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en/articles/l/i/s/List_of_environmental_topics_(N)_409e.html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en/articles/s/e/i/Seiwa,_Kumamoto_1671.html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n/articles/1/s/t/1st_Battalion_2nd_Marines_cc49.html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en/articles/h/a/c/Hachikai,_Aichi_0cba.htm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k/a/w/Kawauchi,_Aomori_28ae.htm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n/a/m/Namikata,_Ehime_2212.html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t/o/b/Tobata-ku,_Kitakyūshū_af95.html</text:p>
          </table:table-cell>
          <table:table-cell office:value-type="float" office:value="18" calcext:value-type="float">
            <text:p>18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string" calcext:value-type="string">
            <text:p>en/articles/a/s/a/Asao-ku,_Kawasaki_a280.html</text:p>
          </table:table-cell>
          <table:table-cell office:value-type="float" office:value="19" calcext:value-type="float">
            <text:p>19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en/articles/m/i/t/Mitoyo_District,_Kagawa_ae1e.html</text:p>
          </table:table-cell>
          <table:table-cell office:value-type="float" office:value="20" calcext:value-type="float">
            <text:p>20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en/articles/k/a/m/Kamikawa_(Ishikari)_District,_Hokkaidō_69ff.html</text:p>
          </table:table-cell>
          <table:table-cell office:value-type="float" office:value="21" calcext:value-type="float">
            <text:p>21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en/articles/k/a/r/Kariwa_District,_Niigata_bbc7.html</text:p>
          </table:table-cell>
          <table:table-cell office:value-type="float" office:value="22" calcext:value-type="float">
            <text:p>22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en/articles/s/p/e/Speed_Skating_at_the_1990_Winter_Asian_Games_78de.ht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b/a/n/Bangladeshi-Japanese_relations_4a68.html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l/i/s/List_of_sister_cities_in_Canada_d2c2.html</text:p>
          </table:table-cell>
          <table:table-cell office:value-type="float" office:value="25" calcext:value-type="float">
            <text:p>25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en/articles/j/a/p/Japan_at_the_1964_Winter_Olympics_e206.html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en/articles/k/a/d/Kadena_High_School_a5b7.html</text:p>
          </table:table-cell>
          <table:table-cell office:value-type="float" office:value="27" calcext:value-type="float">
            <text:p>27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en/articles/f/r/e/Freestyle_Skiing_at_the_2003_Winter_Asian_Games_155f.html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en/articles/m/i/h/Miho_Tanaka_b60d.html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en/articles/b/b/c/BBC_Global_30_dc4a.html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l/i/t/Little_Italy,_Manhattan_064e.html</text:p>
          </table:table-cell>
          <table:table-cell office:value-type="float" office:value="31" calcext:value-type="float">
            <text:p>31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en/articles/k/i/b/Kibi_Makibi_050c.html</text:p>
          </table:table-cell>
          <table:table-cell office:value-type="float" office:value="32" calcext:value-type="float">
            <text:p>32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en/articles/n/i/h/Nihon_Minka-en_defb.html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en/articles/t/s/u/Tsugaru_Peninsula_9ee9.html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h/a/n/Hanare_Kirishitan_1cb4.html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s/h/u/Shuchiin_University_5906.html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en/articles/t/o/k/Tokyo_University_of_Agriculture_and_Technology_c9d7.html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m/i/y/Miyazaki_Sangyo-keiei_University_b8c0.html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en/articles/m/a/s/Masaaki_Sawanobori_4b27.html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n/articles/s/u/s/Susan_Saegert_2074.html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en/articles/s/u/m/Sumitomo_Rubber_Industries_6190.html</text:p>
          </table:table-cell>
          <table:table-cell office:value-type="float" office:value="41" calcext:value-type="float">
            <text:p>41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n/articles/j/a/p/Japanese_whiting.html</text:p>
          </table:table-cell>
          <table:table-cell office:value-type="float" office:value="42" calcext:value-type="float">
            <text:p>42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n/articles/s/u/p/Supporters_of_FC_Barcelona_e543.html</text:p>
          </table:table-cell>
          <table:table-cell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en/articles/c/a/m/Camellia_sasanqua.html</text:p>
          </table:table-cell>
          <table:table-cell office:value-type="float" office:value="44" calcext:value-type="float">
            <text:p>44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f/o/r/Formosan_subterranean_termite.html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c/r/i/Crime_in_Russia_0b0a.html</text:p>
          </table:table-cell>
          <table:table-cell office:value-type="float" office:value="46" calcext:value-type="float">
            <text:p>46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n/articles/c/h/a/Charles_Robert_Jenkins_ce81.html</text:p>
          </table:table-cell>
          <table:table-cell office:value-type="float" office:value="47" calcext:value-type="float">
            <text:p>47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en/articles/m/o/u/Mount_Pekerebetsu_0cf2.html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m/a/k/Makoto_Kaneko_(baseball)_37c6.html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en/articles/b/a/t/Battle_of_Shiojiritoge_0efe.html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n/articles/w/a/k/Wakayama_gubernatorial_election,_1999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string" calcext:value-type="string">
            <text:p>en/articles/y/u/k/Yukari_Tachibana_38bc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en/articles/h/o/n/Honinbo_Hakugen_3ef1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en/articles/h/i/r/Hiroyuki_Nishiuchi_8803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en/articles/k/o/r/Korean_Army_ff97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en/articles/l/i/s/List_of_colonial_governors_in_1901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en/articles/s/i/e/Siege_of_Koriyama_3ffc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en/articles/n/e/g/Negimaki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en/articles/a/o/y/Aoyama_Plateau_Wind_Farm_ee31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en/articles/l/i/s/List_of_highways_numbered_271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n/articles/2/0/0/2007_World_Port_Tournament_6942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en/articles/ō/r/i/Ōri_Umesaka_7b6f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n/articles/f/l/y/Flying_disc_at_the_World_Games_5731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n/articles/2/0/0/2007_Tour_of_Siam_5529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n/articles/m/i/k/Mikio_Oda_c7b0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en/articles/g/o/o/Good_Wife,_Wise_Mother_dbb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n/articles/k/a/m/Kamatari_Fujiwara_010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/articles/h/o/n/Honmaru_Kaikan-mae_Station_590e.html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Diferencia</text:p>
          </table:table-cell>
          <table:table-cell table:style-name="ce3" office:value-type="string" calcext:value-type="string">
            <text:p>Correlacion</text:p>
          </table:table-cell>
        </table:table-row>
        <table:table-row table:style-name="ro3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 table:formula="of:=SUM([.$D$40:.$D$49])" office:value-type="float" office:value="89" calcext:value-type="float">
            <text:p>89</text:p>
          </table:table-cell>
          <table:table-cell table:style-name="ce23" table:formula="of:=CORREL([.B3:.B12];[.C3:.C12])" office:value-type="float" office:value="0.934522153025325" calcext:value-type="float">
            <text:p>0,93</text:p>
          </table:table-cell>
        </table:table-row>
        <table:table-row table:style-name="ro3"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4" table:formula="of:=SUM([.D14:.D38])" office:value-type="float" office:value="142" calcext:value-type="float">
            <text:p>142</text:p>
          </table:table-cell>
          <table:table-cell table:style-name="ce23" table:formula="of:==CORREL([.B14:.B38];[.C14:.C38])" office:value-type="float" office:value="0.747379913934425" calcext:value-type="float">
            <text:p>0,75</text:p>
          </table:table-cell>
        </table:table-row>
        <table:table-row table:style-name="ro3">
          <table:table-cell table:number-columns-repeated="2"/>
          <table:table-cell table:style-name="ce4" office:value-type="float" office:value="50" calcext:value-type="float">
            <text:p>50</text:p>
          </table:table-cell>
          <table:table-cell table:style-name="ce5" table:formula="of:=SUM([.D40:.D89])" office:value-type="float" office:value="644" calcext:value-type="float">
            <text:p>644</text:p>
          </table:table-cell>
          <table:table-cell table:style-name="ce23" table:formula="of:==CORREL([.B40:.B89];[.C40:.C89])" office:value-type="float" office:value="0.554173131169199" calcext:value-type="float">
            <text:p>0,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4" number:min-decimal-places="14" number:min-integer-digits="1"/>
    </number:number-style>
    <number:number-style style:name="N154">
      <number:number number:decimal-places="13" number:min-decimal-places="13" number:min-integer-digits="1"/>
    </number:number-style>
    <number:number-style style:name="N155">
      <number:number number:decimal-places="12" number:min-decimal-places="12" number:min-integer-digits="1"/>
    </number:number-style>
    <number:number-style style:name="N156">
      <number:number number:decimal-places="11" number:min-decimal-places="11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8">
      <number:number number:decimal-places="9" number:min-decimal-places="9" number:min-integer-digits="1"/>
    </number:number-style>
    <number:number-style style:name="N159">
      <number:number number:decimal-places="8" number:min-decimal-places="8" number:min-integer-digits="1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3">
      <number:number number:decimal-places="4" number:min-decimal-places="4" number:min-integer-digits="1"/>
    </number:number-style>
    <number:number-style style:name="N164">
      <number:number number:decimal-places="3" number:min-decimal-places="3" number:min-integer-digits="1"/>
    </number:number-style>
    <number:number-style style:name="N16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 style:data-style-name="N2" text:time-value="12:16:57.0567772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5-03T12:37:03.066118237</dc:date>
    <meta:editing-duration>PT52M57S</meta:editing-duration>
    <meta:editing-cycles>6</meta:editing-cycles>
    <meta:generator>LibreOffice/25.8.6.2$Linux_X86_64 LibreOffice_project/a46b460d1686bb49c718d2ef5f88b83ff2dc4981</meta:generator>
    <meta:document-statistic meta:table-count="5" meta:cell-count="2365" meta:object-count="0"/>
    <meta:user-defined meta:name=""/>
  </office:meta>
</office:document-meta>
</file>